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85pt"/>
    </style:style>
    <style:style style:name="co2" style:family="table-column">
      <style:table-column-properties fo:break-before="auto" style:column-width="113.05pt"/>
    </style:style>
    <style:style style:name="co3" style:family="table-column">
      <style:table-column-properties fo:break-before="auto" style:column-width="96.89pt"/>
    </style:style>
    <style:style style:name="co4" style:family="table-column">
      <style:table-column-properties fo:break-before="auto" style:column-width="334.09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127.1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114.86pt"/>
    </style:style>
    <style:style style:name="co9" style:family="table-column">
      <style:table-column-properties fo:break-before="auto" style:column-width="109.45pt"/>
    </style:style>
    <style:style style:name="co10" style:family="table-column">
      <style:table-column-properties fo:break-before="auto" style:column-width="276.35pt"/>
    </style:style>
    <style:style style:name="co11" style:family="table-column">
      <style:table-column-properties fo:break-before="auto" style:column-width="48.44pt"/>
    </style:style>
    <style:style style:name="co12" style:family="table-column">
      <style:table-column-properties fo:break-before="auto" style:column-width="83.4pt"/>
    </style:style>
    <style:style style:name="co13" style:family="table-column">
      <style:table-column-properties fo:break-before="auto" style:column-width="85.44pt"/>
    </style:style>
    <style:style style:name="co14" style:family="table-column">
      <style:table-column-properties fo:break-before="auto" style:column-width="140.85pt"/>
    </style:style>
    <style:style style:name="co15" style:family="table-column">
      <style:table-column-properties fo:break-before="auto" style:column-width="112.34pt"/>
    </style:style>
    <style:style style:name="co16" style:family="table-column">
      <style:table-column-properties fo:break-before="auto" style:column-width="468.34pt"/>
    </style:style>
    <style:style style:name="co17" style:family="table-column">
      <style:table-column-properties fo:break-before="auto" style:column-width="206.3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63.19986907714" calcext:value-type="float">
            <text:p>263.1998690771</text:p>
          </table:table-cell>
          <table:table-cell table:style-name="ce1" office:value-type="float" office:value="307.093859911297" calcext:value-type="float">
            <text:p>307.0938599113</text:p>
          </table:table-cell>
          <table:table-cell table:style-name="ce1" office:value-type="string" calcext:value-type="string">
            <text:p>[{'qualityLevel': 0.5, 'minDistance': 61, 'maxCorners': 510, 'blockSize': 5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office:value-type="float" office:value="740.45" calcext:value-type="float">
            <text:p>740.45</text:p>
          </table:table-cell>
          <table:table-cell office:value-type="float" office:value="32" calcext:value-type="float">
            <text:p>32</text:p>
          </table:table-cell>
          <table:table-cell office:value-type="float" office:value="622.101178072265" calcext:value-type="float">
            <text:p>622.1011780723</text:p>
          </table:table-cell>
          <table:table-cell office:value-type="float" office:value="211.206190963592" calcext:value-type="float">
            <text:p>211.2061909636</text:p>
          </table:table-cell>
          <table:table-cell office:value-type="string" calcext:value-type="string">
            <text:p>[{'nOctaves': 1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3.4" calcext:value-type="float">
            <text:p>233.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48.147851460979" calcext:value-type="float">
            <text:p>648.147851461</text:p>
          </table:table-cell>
          <table:table-cell table:style-name="ce1" office:value-type="float" office:value="114.428817975345" calcext:value-type="float">
            <text:p>114.4288179753</text:p>
          </table:table-cell>
          <table:table-cell table:style-name="ce1" office:value-type="string" calcext:value-type="string">
            <text:p>[{'sigma': 2.5, 'nfeatures': 10, 'nOctaveLayers': 3, 'edgeThreshold': 2, 'contrastThreshold': 0.1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240.15" calcext:value-type="float">
            <text:p>240.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7.392597829364" calcext:value-type="float">
            <text:p>247.3925978294</text:p>
          </table:table-cell>
          <table:table-cell office:value-type="float" office:value="307.093859911297" calcext:value-type="float">
            <text:p>307.0938599113</text:p>
          </table:table-cell>
          <table:table-cell office:value-type="string" calcext:value-type="string">
            <text:p>[{'qualityLevel': 0.5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40.45" calcext:value-type="float">
            <text:p>740.45</text:p>
          </table:table-cell>
          <table:table-cell office:value-type="float" office:value="68" calcext:value-type="float">
            <text:p>68</text:p>
          </table:table-cell>
          <table:table-cell office:value-type="float" office:value="659.981390437635" calcext:value-type="float">
            <text:p>659.9813904376</text:p>
          </table:table-cell>
          <table:table-cell office:value-type="float" office:value="174.943980427818" calcext:value-type="float">
            <text:p>174.9439804278</text:p>
          </table:table-cell>
          <table:table-cell office:value-type="string" calcext:value-type="string">
            <text:p>[{'nOctaves': 1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4.05" calcext:value-type="float">
            <text:p>134.05</text:p>
          </table:table-cell>
          <table:table-cell office:value-type="float" office:value="119" calcext:value-type="float">
            <text:p>119</text:p>
          </table:table-cell>
          <table:table-cell office:value-type="float" office:value="629.145466680947" calcext:value-type="float">
            <text:p>629.1454666809</text:p>
          </table:table-cell>
          <table:table-cell office:value-type="float" office:value="114.428817975345" calcext:value-type="float">
            <text:p>114.4288179753</text:p>
          </table:table-cell>
          <table:table-cell office:value-type="string" calcext:value-type="string">
            <text:p>[{'sigma': 2.5, 'nfeatures': 25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0.15" calcext:value-type="float">
            <text:p>240.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5.875662505114" calcext:value-type="float">
            <text:p>255.8756625051</text:p>
          </table:table-cell>
          <table:table-cell office:value-type="float" office:value="307.072447463" calcext:value-type="float">
            <text:p>307.072447463</text:p>
          </table:table-cell>
          <table:table-cell office:value-type="string" calcext:value-type="string">
            <text:p>[{'qualityLevel': 0.5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8.25" calcext:value-type="float">
            <text:p>738.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42.589326995253" calcext:value-type="float">
            <text:p>642.5893269953</text:p>
          </table:table-cell>
          <table:table-cell table:style-name="ce1" office:value-type="float" office:value="166.497228918651" calcext:value-type="float">
            <text:p>166.4972289187</text:p>
          </table:table-cell>
          <table:table-cell table:style-name="ce1" office:value-type="string" calcext:value-type="string">
            <text:p>[{'nOctaves': 1, 'nOctaveLayers': 1, 'hessianThreshold': 50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874.25" calcext:value-type="float">
            <text:p>874.25</text:p>
          </table:table-cell>
          <table:table-cell office:value-type="float" office:value="122" calcext:value-type="float">
            <text:p>122</text:p>
          </table:table-cell>
          <table:table-cell office:value-type="float" office:value="640.706699318432" calcext:value-type="float">
            <text:p>640.7066993184</text:p>
          </table:table-cell>
          <table:table-cell office:value-type="float" office:value="113.992981287659" calcext:value-type="float">
            <text:p>113.9929812877</text:p>
          </table:table-cell>
          <table:table-cell office:value-type="string" calcext:value-type="string">
            <text:p>[{'sigma': 2.5, 'nfeatures': 1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2.15" calcext:value-type="float">
            <text:p>252.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.509280636418" calcext:value-type="float">
            <text:p>250.5092806364</text:p>
          </table:table-cell>
          <table:table-cell office:value-type="float" office:value="305.226754127083" calcext:value-type="float">
            <text:p>305.2267541271</text:p>
          </table:table-cell>
          <table:table-cell office:value-type="string" calcext:value-type="string">
            <text:p>[{'qualityLevel': 0.5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82.75" calcext:value-type="float">
            <text:p>782.75</text:p>
          </table:table-cell>
          <table:table-cell office:value-type="float" office:value="52" calcext:value-type="float">
            <text:p>52</text:p>
          </table:table-cell>
          <table:table-cell office:value-type="float" office:value="673.287536589624" calcext:value-type="float">
            <text:p>673.2875365896</text:p>
          </table:table-cell>
          <table:table-cell office:value-type="float" office:value="139.964244592334" calcext:value-type="float">
            <text:p>139.9642445923</text:p>
          </table:table-cell>
          <table:table-cell office:value-type="string" calcext:value-type="string">
            <text:p>[{'nOctaves': 1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96.05" calcext:value-type="float">
            <text:p>496.05</text:p>
          </table:table-cell>
          <table:table-cell office:value-type="float" office:value="125" calcext:value-type="float">
            <text:p>125</text:p>
          </table:table-cell>
          <table:table-cell office:value-type="float" office:value="643.100295299386" calcext:value-type="float">
            <text:p>643.1002952994</text:p>
          </table:table-cell>
          <table:table-cell office:value-type="float" office:value="113.992981287659" calcext:value-type="float">
            <text:p>113.9929812877</text:p>
          </table:table-cell>
          <table:table-cell office:value-type="string" calcext:value-type="string">
            <text:p>[{'sigma': 2.5, 'nfeatures': 25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2.15" calcext:value-type="float">
            <text:p>252.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3.265244162152" calcext:value-type="float">
            <text:p>263.2652441622</text:p>
          </table:table-cell>
          <table:table-cell office:value-type="float" office:value="304.965877396892" calcext:value-type="float">
            <text:p>304.9658773969</text:p>
          </table:table-cell>
          <table:table-cell office:value-type="string" calcext:value-type="string">
            <text:p>[{'qualityLevel': 0.5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89.6" calcext:value-type="float">
            <text:p>789.6</text:p>
          </table:table-cell>
          <table:table-cell office:value-type="float" office:value="72" calcext:value-type="float">
            <text:p>72</text:p>
          </table:table-cell>
          <table:table-cell office:value-type="float" office:value="676.853037932978" calcext:value-type="float">
            <text:p>676.853037933</text:p>
          </table:table-cell>
          <table:table-cell office:value-type="float" office:value="139.873076816399" calcext:value-type="float">
            <text:p>139.8730768164</text:p>
          </table:table-cell>
          <table:table-cell office:value-type="string" calcext:value-type="string">
            <text:p>[{'nOctaves': 1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4.65" calcext:value-type="float">
            <text:p>334.65</text:p>
          </table:table-cell>
          <table:table-cell office:value-type="float" office:value="115" calcext:value-type="float">
            <text:p>115</text:p>
          </table:table-cell>
          <table:table-cell office:value-type="float" office:value="640.460130642161" calcext:value-type="float">
            <text:p>640.4601306422</text:p>
          </table:table-cell>
          <table:table-cell office:value-type="float" office:value="111.355257626229" calcext:value-type="float">
            <text:p>111.3552576262</text:p>
          </table:table-cell>
          <table:table-cell office:value-type="string" calcext:value-type="string">
            <text:p>[{'sigma': 1.6, 'nfeatures': 1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3.35" calcext:value-type="float">
            <text:p>243.35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260.267981529096" calcext:value-type="float">
            <text:p>260.2679815291</text:p>
          </table:table-cell>
          <table:table-cell table:style-name="ce1" office:value-type="float" office:value="304.965877396892" calcext:value-type="float">
            <text:p>304.9658773969</text:p>
          </table:table-cell>
          <table:table-cell table:style-name="ce1" office:value-type="string" calcext:value-type="string">
            <text:p>[{'qualityLevel': 0.5, 'minDistance': 31, 'maxCorners': 260, 'blockSize': 5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office:value-type="float" office:value="789.6" calcext:value-type="float">
            <text:p>789.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66.012249235314" calcext:value-type="float">
            <text:p>666.0122492353</text:p>
          </table:table-cell>
          <table:table-cell table:style-name="ce1" office:value-type="float" office:value="126.019958448303" calcext:value-type="float">
            <text:p>126.0199584483</text:p>
          </table:table-cell>
          <table:table-cell table:style-name="ce1" office:value-type="string" calcext:value-type="string">
            <text:p>[{'nOctaves': 1, 'nOctaveLayers': 3, 'hessianThreshold': 100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1316.45" calcext:value-type="float">
            <text:p>1316.45</text:p>
          </table:table-cell>
          <table:table-cell office:value-type="float" office:value="118" calcext:value-type="float">
            <text:p>118</text:p>
          </table:table-cell>
          <table:table-cell office:value-type="float" office:value="632.90825499599" calcext:value-type="float">
            <text:p>632.908254996</text:p>
          </table:table-cell>
          <table:table-cell office:value-type="float" office:value="111.355257626229" calcext:value-type="float">
            <text:p>111.3552576262</text:p>
          </table:table-cell>
          <table:table-cell office:value-type="string" calcext:value-type="string">
            <text:p>[{'sigma': 1.6, 'nfeatures': 25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3.35" calcext:value-type="float">
            <text:p>243.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1.543804836948" calcext:value-type="float">
            <text:p>251.5438048369</text:p>
          </table:table-cell>
          <table:table-cell office:value-type="float" office:value="297.58722471012" calcext:value-type="float">
            <text:p>297.5872247101</text:p>
          </table:table-cell>
          <table:table-cell office:value-type="string" calcext:value-type="string">
            <text:p>[{'qualityLevel': 0.5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77.5" calcext:value-type="float">
            <text:p>877.5</text:p>
          </table:table-cell>
          <table:table-cell office:value-type="float" office:value="76" calcext:value-type="float">
            <text:p>76</text:p>
          </table:table-cell>
          <table:table-cell office:value-type="float" office:value="668.177306108293" calcext:value-type="float">
            <text:p>668.1773061083</text:p>
          </table:table-cell>
          <table:table-cell office:value-type="float" office:value="114.13618182736" calcext:value-type="float">
            <text:p>114.1361818274</text:p>
          </table:table-cell>
          <table:table-cell office:value-type="string" calcext:value-type="string">
            <text:p>[{'nOctaves': 1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0.25" calcext:value-type="float">
            <text:p>540.25</text:p>
          </table:table-cell>
          <table:table-cell office:value-type="float" office:value="137" calcext:value-type="float">
            <text:p>137</text:p>
          </table:table-cell>
          <table:table-cell office:value-type="float" office:value="634.16953908982" calcext:value-type="float">
            <text:p>634.1695390898</text:p>
          </table:table-cell>
          <table:table-cell office:value-type="float" office:value="105.915823879193" calcext:value-type="float">
            <text:p>105.9158238792</text:p>
          </table:table-cell>
          <table:table-cell office:value-type="string" calcext:value-type="string">
            <text:p>[{'sigma': 2.5, 'nfeatures': 25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9.732344792038" calcext:value-type="float">
            <text:p>259.732344792</text:p>
          </table:table-cell>
          <table:table-cell office:value-type="float" office:value="297.238436733838" calcext:value-type="float">
            <text:p>297.2384367338</text:p>
          </table:table-cell>
          <table:table-cell office:value-type="string" calcext:value-type="string">
            <text:p>[{'qualityLevel': 0.5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15.65" calcext:value-type="float">
            <text:p>915.65</text:p>
          </table:table-cell>
          <table:table-cell office:value-type="float" office:value="20" calcext:value-type="float">
            <text:p>20</text:p>
          </table:table-cell>
          <table:table-cell office:value-type="float" office:value="663.986257644341" calcext:value-type="float">
            <text:p>663.9862576443</text:p>
          </table:table-cell>
          <table:table-cell office:value-type="float" office:value="109.2718709732" calcext:value-type="float">
            <text:p>109.2718709732</text:p>
          </table:table-cell>
          <table:table-cell office:value-type="string" calcext:value-type="string">
            <text:p>[{'nOctaves': 1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15.7" calcext:value-type="float">
            <text:p>3215.7</text:p>
          </table:table-cell>
          <table:table-cell office:value-type="float" office:value="134" calcext:value-type="float">
            <text:p>134</text:p>
          </table:table-cell>
          <table:table-cell office:value-type="float" office:value="662.169197510838" calcext:value-type="float">
            <text:p>662.1691975108</text:p>
          </table:table-cell>
          <table:table-cell office:value-type="float" office:value="105.903314303095" calcext:value-type="float">
            <text:p>105.9033143031</text:p>
          </table:table-cell>
          <table:table-cell office:value-type="string" calcext:value-type="string">
            <text:p>[{'sigma': 2.5, 'nfeatures': 1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2.816714570275" calcext:value-type="float">
            <text:p>252.8167145703</text:p>
          </table:table-cell>
          <table:table-cell office:value-type="float" office:value="297.238436733838" calcext:value-type="float">
            <text:p>297.2384367338</text:p>
          </table:table-cell>
          <table:table-cell office:value-type="string" calcext:value-type="string">
            <text:p>[{'qualityLevel': 0.5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15.65" calcext:value-type="float">
            <text:p>915.65</text:p>
          </table:table-cell>
          <table:table-cell office:value-type="float" office:value="56" calcext:value-type="float">
            <text:p>56</text:p>
          </table:table-cell>
          <table:table-cell office:value-type="float" office:value="687.203095719658" calcext:value-type="float">
            <text:p>687.2030957197</text:p>
          </table:table-cell>
          <table:table-cell office:value-type="float" office:value="108.958500694129" calcext:value-type="float">
            <text:p>108.9585006941</text:p>
          </table:table-cell>
          <table:table-cell office:value-type="string" calcext:value-type="string">
            <text:p>[{'nOctaves': 1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67.05" calcext:value-type="float">
            <text:p>1567.05</text:p>
          </table:table-cell>
          <table:table-cell office:value-type="float" office:value="152" calcext:value-type="float">
            <text:p>152</text:p>
          </table:table-cell>
          <table:table-cell office:value-type="float" office:value="655.994869071596" calcext:value-type="float">
            <text:p>655.9948690716</text:p>
          </table:table-cell>
          <table:table-cell office:value-type="float" office:value="105.814404756721" calcext:value-type="float">
            <text:p>105.8144047567</text:p>
          </table:table-cell>
          <table:table-cell office:value-type="string" calcext:value-type="string">
            <text:p>[{'sigma': 2.5, 'nfeatures': 1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0.95" calcext:value-type="float">
            <text:p>320.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6.508940415317" calcext:value-type="float">
            <text:p>256.5089404153</text:p>
          </table:table-cell>
          <table:table-cell office:value-type="float" office:value="281.620850075857" calcext:value-type="float">
            <text:p>281.6208500759</text:p>
          </table:table-cell>
          <table:table-cell office:value-type="string" calcext:value-type="string">
            <text:p>[{'qualityLevel': 0.5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8.7" calcext:value-type="float">
            <text:p>948.7</text:p>
          </table:table-cell>
          <table:table-cell office:value-type="float" office:value="0" calcext:value-type="float">
            <text:p>0</text:p>
          </table:table-cell>
          <table:table-cell office:value-type="float" office:value="760.080548204863" calcext:value-type="float">
            <text:p>760.0805482049</text:p>
          </table:table-cell>
          <table:table-cell office:value-type="float" office:value="87.8552956794453" calcext:value-type="float">
            <text:p>87.8552956794</text:p>
          </table:table-cell>
          <table:table-cell office:value-type="string" calcext:value-type="string">
            <text:p>[{'nOctaves': 1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95.25" calcext:value-type="float">
            <text:p>9695.25</text:p>
          </table:table-cell>
          <table:table-cell office:value-type="float" office:value="155" calcext:value-type="float">
            <text:p>155</text:p>
          </table:table-cell>
          <table:table-cell office:value-type="float" office:value="631.510869959771" calcext:value-type="float">
            <text:p>631.5108699598</text:p>
          </table:table-cell>
          <table:table-cell office:value-type="float" office:value="105.788392933353" calcext:value-type="float">
            <text:p>105.7883929334</text:p>
          </table:table-cell>
          <table:table-cell office:value-type="string" calcext:value-type="string">
            <text:p>[{'sigma': 2.5, 'nfeatures': 25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1.05" calcext:value-type="float">
            <text:p>321.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6.956698658154" calcext:value-type="float">
            <text:p>246.9566986582</text:p>
          </table:table-cell>
          <table:table-cell office:value-type="float" office:value="281.25691334751" calcext:value-type="float">
            <text:p>281.2569133475</text:p>
          </table:table-cell>
          <table:table-cell office:value-type="string" calcext:value-type="string">
            <text:p>[{'qualityLevel': 0.5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59.45" calcext:value-type="float">
            <text:p>959.45</text:p>
          </table:table-cell>
          <table:table-cell office:value-type="float" office:value="40" calcext:value-type="float">
            <text:p>40</text:p>
          </table:table-cell>
          <table:table-cell office:value-type="float" office:value="682.48136759245" calcext:value-type="float">
            <text:p>682.4813675925</text:p>
          </table:table-cell>
          <table:table-cell office:value-type="float" office:value="84.7710886373741" calcext:value-type="float">
            <text:p>84.7710886374</text:p>
          </table:table-cell>
          <table:table-cell office:value-type="string" calcext:value-type="string">
            <text:p>[{'nOctaves': 1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82.35" calcext:value-type="float">
            <text:p>4182.35</text:p>
          </table:table-cell>
          <table:table-cell office:value-type="float" office:value="140" calcext:value-type="float">
            <text:p>140</text:p>
          </table:table-cell>
          <table:table-cell office:value-type="float" office:value="634.122800656824" calcext:value-type="float">
            <text:p>634.1228006568</text:p>
          </table:table-cell>
          <table:table-cell office:value-type="float" office:value="105.08368382807" calcext:value-type="float">
            <text:p>105.0836838281</text:p>
          </table:table-cell>
          <table:table-cell office:value-type="string" calcext:value-type="string">
            <text:p>[{'sigma': 2.5, 'nfeatures': 1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.5" calcext:value-type="float">
            <text:p>332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1.851249312377" calcext:value-type="float">
            <text:p>261.8512493124</text:p>
          </table:table-cell>
          <table:table-cell office:value-type="float" office:value="281.25691334751" calcext:value-type="float">
            <text:p>281.2569133475</text:p>
          </table:table-cell>
          <table:table-cell office:value-type="string" calcext:value-type="string">
            <text:p>[{'qualityLevel': 0.5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59.45" calcext:value-type="float">
            <text:p>959.45</text:p>
          </table:table-cell>
          <table:table-cell office:value-type="float" office:value="60" calcext:value-type="float">
            <text:p>60</text:p>
          </table:table-cell>
          <table:table-cell office:value-type="float" office:value="697.881441047552" calcext:value-type="float">
            <text:p>697.8814410476</text:p>
          </table:table-cell>
          <table:table-cell office:value-type="float" office:value="82.8145485372622" calcext:value-type="float">
            <text:p>82.8145485373</text:p>
          </table:table-cell>
          <table:table-cell office:value-type="string" calcext:value-type="string">
            <text:p>[{'nOctaves': 1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771.5" calcext:value-type="float">
            <text:p>2771.5</text:p>
          </table:table-cell>
          <table:table-cell office:value-type="float" office:value="143" calcext:value-type="float">
            <text:p>143</text:p>
          </table:table-cell>
          <table:table-cell office:value-type="float" office:value="661.288847027568" calcext:value-type="float">
            <text:p>661.2888470276</text:p>
          </table:table-cell>
          <table:table-cell office:value-type="float" office:value="105.08368382807" calcext:value-type="float">
            <text:p>105.0836838281</text:p>
          </table:table-cell>
          <table:table-cell office:value-type="string" calcext:value-type="string">
            <text:p>[{'sigma': 2.5, 'nfeatures': 25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.5" calcext:value-type="float">
            <text:p>33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8.126761251735" calcext:value-type="float">
            <text:p>258.1267612517</text:p>
          </table:table-cell>
          <table:table-cell office:value-type="float" office:value="278.922334360491" calcext:value-type="float">
            <text:p>278.9223343605</text:p>
          </table:table-cell>
          <table:table-cell office:value-type="string" calcext:value-type="string">
            <text:p>[{'qualityLevel': 0.5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09.2" calcext:value-type="float">
            <text:p>1009.2</text:p>
          </table:table-cell>
          <table:table-cell office:value-type="float" office:value="65" calcext:value-type="float">
            <text:p>65</text:p>
          </table:table-cell>
          <table:table-cell office:value-type="float" office:value="668.889030528066" calcext:value-type="float">
            <text:p>668.8890305281</text:p>
          </table:table-cell>
          <table:table-cell office:value-type="float" office:value="79.4326378970468" calcext:value-type="float">
            <text:p>79.432637897</text:p>
          </table:table-cell>
          <table:table-cell office:value-type="string" calcext:value-type="string">
            <text:p>[{'nOctaves': 3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18.05" calcext:value-type="float">
            <text:p>818.05</text:p>
          </table:table-cell>
          <table:table-cell office:value-type="float" office:value="158" calcext:value-type="float">
            <text:p>158</text:p>
          </table:table-cell>
          <table:table-cell office:value-type="float" office:value="609.939420858338" calcext:value-type="float">
            <text:p>609.9394208583</text:p>
          </table:table-cell>
          <table:table-cell office:value-type="float" office:value="104.913823300353" calcext:value-type="float">
            <text:p>104.9138233004</text:p>
          </table:table-cell>
          <table:table-cell office:value-type="string" calcext:value-type="string">
            <text:p>[{'sigma': 2.5, 'nfeatures': 1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.6" calcext:value-type="float">
            <text:p>332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4.446650995617" calcext:value-type="float">
            <text:p>264.4466509956</text:p>
          </table:table-cell>
          <table:table-cell office:value-type="float" office:value="278.099389307288" calcext:value-type="float">
            <text:p>278.0993893073</text:p>
          </table:table-cell>
          <table:table-cell office:value-type="string" calcext:value-type="string">
            <text:p>[{'qualityLevel': 0.5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59" calcext:value-type="float">
            <text:p>1059</text:p>
          </table:table-cell>
          <table:table-cell office:value-type="float" office:value="49" calcext:value-type="float">
            <text:p>49</text:p>
          </table:table-cell>
          <table:table-cell office:value-type="float" office:value="678.083080774359" calcext:value-type="float">
            <text:p>678.0830807744</text:p>
          </table:table-cell>
          <table:table-cell office:value-type="float" office:value="70.5752915723557" calcext:value-type="float">
            <text:p>70.5752915724</text:p>
          </table:table-cell>
          <table:table-cell office:value-type="string" calcext:value-type="string">
            <text:p>[{'nOctaves': 3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08.5" calcext:value-type="float">
            <text:p>2808.5</text:p>
          </table:table-cell>
          <table:table-cell office:value-type="float" office:value="161" calcext:value-type="float">
            <text:p>161</text:p>
          </table:table-cell>
          <table:table-cell office:value-type="float" office:value="596.636518187987" calcext:value-type="float">
            <text:p>596.636518188</text:p>
          </table:table-cell>
          <table:table-cell office:value-type="float" office:value="104.770868935866" calcext:value-type="float">
            <text:p>104.7708689359</text:p>
          </table:table-cell>
          <table:table-cell office:value-type="string" calcext:value-type="string">
            <text:p>[{'sigma': 2.5, 'nfeatures': 25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.95" calcext:value-type="float">
            <text:p>332.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.346301432606" calcext:value-type="float">
            <text:p>250.3463014326</text:p>
          </table:table-cell>
          <table:table-cell office:value-type="float" office:value="278.099389307288" calcext:value-type="float">
            <text:p>278.0993893073</text:p>
          </table:table-cell>
          <table:table-cell office:value-type="string" calcext:value-type="string">
            <text:p>[{'qualityLevel': 0.5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59" calcext:value-type="float">
            <text:p>1059</text:p>
          </table:table-cell>
          <table:table-cell office:value-type="float" office:value="24" calcext:value-type="float">
            <text:p>24</text:p>
          </table:table-cell>
          <table:table-cell office:value-type="float" office:value="685.391196920988" calcext:value-type="float">
            <text:p>685.391196921</text:p>
          </table:table-cell>
          <table:table-cell office:value-type="float" office:value="69.9436016348067" calcext:value-type="float">
            <text:p>69.9436016348</text:p>
          </table:table-cell>
          <table:table-cell office:value-type="string" calcext:value-type="string">
            <text:p>[{'nOctaves': 1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082.2" calcext:value-type="float">
            <text:p>9082.2</text:p>
          </table:table-cell>
          <table:table-cell office:value-type="float" office:value="121" calcext:value-type="float">
            <text:p>121</text:p>
          </table:table-cell>
          <table:table-cell office:value-type="float" office:value="632.694098843662" calcext:value-type="float">
            <text:p>632.6940988437</text:p>
          </table:table-cell>
          <table:table-cell office:value-type="float" office:value="104.063186645272" calcext:value-type="float">
            <text:p>104.0631866453</text:p>
          </table:table-cell>
          <table:table-cell office:value-type="string" calcext:value-type="string">
            <text:p>[{'sigma': 1.6, 'nfeatures': 1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3.95" calcext:value-type="float">
            <text:p>243.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9.500562793924" calcext:value-type="float">
            <text:p>249.5005627939</text:p>
          </table:table-cell>
          <table:table-cell office:value-type="float" office:value="274.216086880757" calcext:value-type="float">
            <text:p>274.2160868808</text:p>
          </table:table-cell>
          <table:table-cell office:value-type="string" calcext:value-type="string">
            <text:p>[{'qualityLevel': 0.5, 'minDistance': 6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8.2" calcext:value-type="float">
            <text:p>618.2</text:p>
          </table:table-cell>
          <table:table-cell office:value-type="float" office:value="4" calcext:value-type="float">
            <text:p>4</text:p>
          </table:table-cell>
          <table:table-cell office:value-type="float" office:value="691.280179337971" calcext:value-type="float">
            <text:p>691.280179338</text:p>
          </table:table-cell>
          <table:table-cell office:value-type="float" office:value="66.4061807168132" calcext:value-type="float">
            <text:p>66.4061807168</text:p>
          </table:table-cell>
          <table:table-cell office:value-type="string" calcext:value-type="string">
            <text:p>[{'nOctaves': 1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364.3" calcext:value-type="float">
            <text:p>20364.3</text:p>
          </table:table-cell>
          <table:table-cell office:value-type="float" office:value="124" calcext:value-type="float">
            <text:p>124</text:p>
          </table:table-cell>
          <table:table-cell office:value-type="float" office:value="634.763805629936" calcext:value-type="float">
            <text:p>634.7638056299</text:p>
          </table:table-cell>
          <table:table-cell office:value-type="float" office:value="104.063186645272" calcext:value-type="float">
            <text:p>104.0631866453</text:p>
          </table:table-cell>
          <table:table-cell office:value-type="string" calcext:value-type="string">
            <text:p>[{'sigma': 1.6, 'nfeatures': 25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3.95" calcext:value-type="float">
            <text:p>243.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.342078436259" calcext:value-type="float">
            <text:p>250.3420784363</text:p>
          </table:table-cell>
          <table:table-cell office:value-type="float" office:value="273.113383296549" calcext:value-type="float">
            <text:p>273.1133832965</text:p>
          </table:table-cell>
          <table:table-cell office:value-type="string" calcext:value-type="string">
            <text:p>[{'qualityLevel': 0.5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44.2" calcext:value-type="float">
            <text:p>644.2</text:p>
          </table:table-cell>
          <table:table-cell office:value-type="float" office:value="44" calcext:value-type="float">
            <text:p>44</text:p>
          </table:table-cell>
          <table:table-cell office:value-type="float" office:value="711.309517590032" calcext:value-type="float">
            <text:p>711.30951759</text:p>
          </table:table-cell>
          <table:table-cell office:value-type="float" office:value="66.3239900394626" calcext:value-type="float">
            <text:p>66.3239900395</text:p>
          </table:table-cell>
          <table:table-cell office:value-type="string" calcext:value-type="string">
            <text:p>[{'nOctaves': 1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33.95" calcext:value-type="float">
            <text:p>6933.95</text:p>
          </table:table-cell>
          <table:table-cell office:value-type="float" office:value="154" calcext:value-type="float">
            <text:p>154</text:p>
          </table:table-cell>
          <table:table-cell office:value-type="float" office:value="619.381363820845" calcext:value-type="float">
            <text:p>619.3813638208</text:p>
          </table:table-cell>
          <table:table-cell office:value-type="float" office:value="103.597636756136" calcext:value-type="float">
            <text:p>103.5976367561</text:p>
          </table:table-cell>
          <table:table-cell office:value-type="string" calcext:value-type="string">
            <text:p>[{'sigma': 1.6, 'nfeatures': 25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65" calcext:value-type="float">
            <text:p>307.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.73634898134" calcext:value-type="float">
            <text:p>255.7363489813</text:p>
          </table:table-cell>
          <table:table-cell office:value-type="float" office:value="270.63844725602" calcext:value-type="float">
            <text:p>270.638447256</text:p>
          </table:table-cell>
          <table:table-cell office:value-type="string" calcext:value-type="string">
            <text:p>[{'qualityLevel': 0.5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14.35" calcext:value-type="float">
            <text:p>1114.35</text:p>
          </table:table-cell>
          <table:table-cell office:value-type="float" office:value="67" calcext:value-type="float">
            <text:p>67</text:p>
          </table:table-cell>
          <table:table-cell office:value-type="float" office:value="668.991099161949" calcext:value-type="float">
            <text:p>668.9910991619</text:p>
          </table:table-cell>
          <table:table-cell office:value-type="float" office:value="65.6661873377247" calcext:value-type="float">
            <text:p>65.6661873377</text:p>
          </table:table-cell>
          <table:table-cell office:value-type="string" calcext:value-type="string">
            <text:p>[{'nOctaves': 7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70.95" calcext:value-type="float">
            <text:p>1270.95</text:p>
          </table:table-cell>
          <table:table-cell office:value-type="float" office:value="133" calcext:value-type="float">
            <text:p>133</text:p>
          </table:table-cell>
          <table:table-cell office:value-type="float" office:value="653.736396479221" calcext:value-type="float">
            <text:p>653.7363964792</text:p>
          </table:table-cell>
          <table:table-cell office:value-type="float" office:value="103.574428855366" calcext:value-type="float">
            <text:p>103.5744288554</text:p>
          </table:table-cell>
          <table:table-cell office:value-type="string" calcext:value-type="string">
            <text:p>[{'sigma': 1.6, 'nfeatures': 1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75" calcext:value-type="float">
            <text:p>307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.4569025659" calcext:value-type="float">
            <text:p>257.4569025659</text:p>
          </table:table-cell>
          <table:table-cell office:value-type="float" office:value="270.465754145152" calcext:value-type="float">
            <text:p>270.4657541452</text:p>
          </table:table-cell>
          <table:table-cell office:value-type="string" calcext:value-type="string">
            <text:p>[{'qualityLevel': 0.9, 'minDistance': 6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1.5" calcext:value-type="float">
            <text:p>611.5</text:p>
          </table:table-cell>
          <table:table-cell office:value-type="float" office:value="66" calcext:value-type="float">
            <text:p>66</text:p>
          </table:table-cell>
          <table:table-cell office:value-type="float" office:value="670.128494603426" calcext:value-type="float">
            <text:p>670.1284946034</text:p>
          </table:table-cell>
          <table:table-cell office:value-type="float" office:value="65.6661873377247" calcext:value-type="float">
            <text:p>65.6661873377</text:p>
          </table:table-cell>
          <table:table-cell office:value-type="string" calcext:value-type="string">
            <text:p>[{'nOctaves': 5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70.95" calcext:value-type="float">
            <text:p>1270.95</text:p>
          </table:table-cell>
          <table:table-cell office:value-type="float" office:value="136" calcext:value-type="float">
            <text:p>136</text:p>
          </table:table-cell>
          <table:table-cell office:value-type="float" office:value="640.861622207478" calcext:value-type="float">
            <text:p>640.8616222075</text:p>
          </table:table-cell>
          <table:table-cell office:value-type="float" office:value="103.574428855366" calcext:value-type="float">
            <text:p>103.5744288554</text:p>
          </table:table-cell>
          <table:table-cell office:value-type="string" calcext:value-type="string">
            <text:p>[{'sigma': 1.6, 'nfeatures': 25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75" calcext:value-type="float">
            <text:p>307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.21907455076" calcext:value-type="float">
            <text:p>256.2190745508</text:p>
          </table:table-cell>
          <table:table-cell office:value-type="float" office:value="270.465754145152" calcext:value-type="float">
            <text:p>270.4657541452</text:p>
          </table:table-cell>
          <table:table-cell office:value-type="string" calcext:value-type="string">
            <text:p>[{'qualityLevel': 0.9, 'minDistance': 6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1.5" calcext:value-type="float">
            <text:p>611.5</text:p>
          </table:table-cell>
          <table:table-cell office:value-type="float" office:value="33" calcext:value-type="float">
            <text:p>33</text:p>
          </table:table-cell>
          <table:table-cell office:value-type="float" office:value="649.21461175833" calcext:value-type="float">
            <text:p>649.2146117583</text:p>
          </table:table-cell>
          <table:table-cell office:value-type="float" office:value="65.6298326112489" calcext:value-type="float">
            <text:p>65.6298326112</text:p>
          </table:table-cell>
          <table:table-cell office:value-type="string" calcext:value-type="string">
            <text:p>[{'nOctaves': 3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94.55" calcext:value-type="float">
            <text:p>5594.55</text:p>
          </table:table-cell>
          <table:table-cell office:value-type="float" office:value="151" calcext:value-type="float">
            <text:p>151</text:p>
          </table:table-cell>
          <table:table-cell office:value-type="float" office:value="647.350287238629" calcext:value-type="float">
            <text:p>647.3502872386</text:p>
          </table:table-cell>
          <table:table-cell office:value-type="float" office:value="103.5686352491" calcext:value-type="float">
            <text:p>103.5686352491</text:p>
          </table:table-cell>
          <table:table-cell office:value-type="string" calcext:value-type="string">
            <text:p>[{'sigma': 1.6, 'nfeatures': 1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.350585174537" calcext:value-type="float">
            <text:p>254.3505851745</text:p>
          </table:table-cell>
          <table:table-cell office:value-type="float" office:value="269.518651746558" calcext:value-type="float">
            <text:p>269.5186517466</text:p>
          </table:table-cell>
          <table:table-cell office:value-type="string" calcext:value-type="string">
            <text:p>[{'qualityLevel': 0.9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36.9" calcext:value-type="float">
            <text:p>636.9</text:p>
          </table:table-cell>
          <table:table-cell office:value-type="float" office:value="17" calcext:value-type="float">
            <text:p>17</text:p>
          </table:table-cell>
          <table:table-cell office:value-type="float" office:value="673.363263336156" calcext:value-type="float">
            <text:p>673.3632633362</text:p>
          </table:table-cell>
          <table:table-cell office:value-type="float" office:value="65.1770875800815" calcext:value-type="float">
            <text:p>65.1770875801</text:p>
          </table:table-cell>
          <table:table-cell office:value-type="string" calcext:value-type="string">
            <text:p>[{'nOctaves': 3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34.8" calcext:value-type="float">
            <text:p>9434.8</text:p>
          </table:table-cell>
          <table:table-cell office:value-type="float" office:value="142" calcext:value-type="float">
            <text:p>142</text:p>
          </table:table-cell>
          <table:table-cell office:value-type="float" office:value="624.646115145636" calcext:value-type="float">
            <text:p>624.6461151456</text:p>
          </table:table-cell>
          <table:table-cell office:value-type="float" office:value="98.4896658836492" calcext:value-type="float">
            <text:p>98.4896658836</text:p>
          </table:table-cell>
          <table:table-cell office:value-type="string" calcext:value-type="string">
            <text:p>[{'sigma': 1.6, 'nfeatures': 25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8.912801242108" calcext:value-type="float">
            <text:p>258.9128012421</text:p>
          </table:table-cell>
          <table:table-cell office:value-type="float" office:value="269.518651746558" calcext:value-type="float">
            <text:p>269.5186517466</text:p>
          </table:table-cell>
          <table:table-cell office:value-type="string" calcext:value-type="string">
            <text:p>[{'qualityLevel': 0.9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36.9" calcext:value-type="float">
            <text:p>636.9</text:p>
          </table:table-cell>
          <table:table-cell office:value-type="float" office:value="50" calcext:value-type="float">
            <text:p>50</text:p>
          </table:table-cell>
          <table:table-cell office:value-type="float" office:value="678.703919765822" calcext:value-type="float">
            <text:p>678.7039197658</text:p>
          </table:table-cell>
          <table:table-cell office:value-type="float" office:value="64.2561983645886" calcext:value-type="float">
            <text:p>64.2561983646</text:p>
          </table:table-cell>
          <table:table-cell office:value-type="string" calcext:value-type="string">
            <text:p>[{'nOctaves': 5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28.6" calcext:value-type="float">
            <text:p>3628.6</text:p>
          </table:table-cell>
          <table:table-cell office:value-type="float" office:value="139" calcext:value-type="float">
            <text:p>139</text:p>
          </table:table-cell>
          <table:table-cell office:value-type="float" office:value="625.1866695358" calcext:value-type="float">
            <text:p>625.1866695358</text:p>
          </table:table-cell>
          <table:table-cell office:value-type="float" office:value="98.4896658836492" calcext:value-type="float">
            <text:p>98.4896658836</text:p>
          </table:table-cell>
          <table:table-cell office:value-type="string" calcext:value-type="string">
            <text:p>[{'sigma': 1.6, 'nfeatures': 1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0.108345011575" calcext:value-type="float">
            <text:p>260.1083450116</text:p>
          </table:table-cell>
          <table:table-cell office:value-type="float" office:value="268.853824707391" calcext:value-type="float">
            <text:p>268.8538247074</text:p>
          </table:table-cell>
          <table:table-cell office:value-type="string" calcext:value-type="string">
            <text:p>[{'qualityLevel': 0.5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69.75" calcext:value-type="float">
            <text:p>1269.75</text:p>
          </table:table-cell>
          <table:table-cell office:value-type="float" office:value="51" calcext:value-type="float">
            <text:p>51</text:p>
          </table:table-cell>
          <table:table-cell office:value-type="float" office:value="679.263909655521" calcext:value-type="float">
            <text:p>679.2639096555</text:p>
          </table:table-cell>
          <table:table-cell office:value-type="float" office:value="64.2561983645886" calcext:value-type="float">
            <text:p>64.2561983646</text:p>
          </table:table-cell>
          <table:table-cell office:value-type="string" calcext:value-type="string">
            <text:p>[{'nOctaves': 7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28.6" calcext:value-type="float">
            <text:p>3628.6</text:p>
          </table:table-cell>
          <table:table-cell office:value-type="float" office:value="160" calcext:value-type="float">
            <text:p>160</text:p>
          </table:table-cell>
          <table:table-cell office:value-type="float" office:value="584.229906646736" calcext:value-type="float">
            <text:p>584.2299066467</text:p>
          </table:table-cell>
          <table:table-cell office:value-type="float" office:value="98.3994306508291" calcext:value-type="float">
            <text:p>98.3994306508</text:p>
          </table:table-cell>
          <table:table-cell office:value-type="string" calcext:value-type="string">
            <text:p>[{'sigma': 1.6, 'nfeatures': 25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8.876233270182" calcext:value-type="float">
            <text:p>258.8762332702</text:p>
          </table:table-cell>
          <table:table-cell office:value-type="float" office:value="268.853824707391" calcext:value-type="float">
            <text:p>268.8538247074</text:p>
          </table:table-cell>
          <table:table-cell office:value-type="string" calcext:value-type="string">
            <text:p>[{'qualityLevel': 0.5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69.75" calcext:value-type="float">
            <text:p>1269.75</text:p>
          </table:table-cell>
          <table:table-cell office:value-type="float" office:value="19" calcext:value-type="float">
            <text:p>19</text:p>
          </table:table-cell>
          <table:table-cell office:value-type="float" office:value="677.502433298074" calcext:value-type="float">
            <text:p>677.5024332981</text:p>
          </table:table-cell>
          <table:table-cell office:value-type="float" office:value="62.4383132515453" calcext:value-type="float">
            <text:p>62.4383132515</text:p>
          </table:table-cell>
          <table:table-cell office:value-type="string" calcext:value-type="string">
            <text:p>[{'nOctaves': 7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593.15" calcext:value-type="float">
            <text:p>10593.15</text:p>
          </table:table-cell>
          <table:table-cell office:value-type="float" office:value="157" calcext:value-type="float">
            <text:p>157</text:p>
          </table:table-cell>
          <table:table-cell office:value-type="float" office:value="601.420670062912" calcext:value-type="float">
            <text:p>601.4206700629</text:p>
          </table:table-cell>
          <table:table-cell office:value-type="float" office:value="98.3661864595758" calcext:value-type="float">
            <text:p>98.3661864596</text:p>
          </table:table-cell>
          <table:table-cell office:value-type="string" calcext:value-type="string">
            <text:p>[{'sigma': 1.6, 'nfeatures': 1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7.55" calcext:value-type="float">
            <text:p>307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.053872254002" calcext:value-type="float">
            <text:p>254.053872254</text:p>
          </table:table-cell>
          <table:table-cell office:value-type="float" office:value="262.469229673321" calcext:value-type="float">
            <text:p>262.4692296733</text:p>
          </table:table-cell>
          <table:table-cell office:value-type="string" calcext:value-type="string">
            <text:p>[{'qualityLevel': 0.9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89" calcext:value-type="float">
            <text:p>689</text:p>
          </table:table-cell>
          <table:table-cell office:value-type="float" office:value="18" calcext:value-type="float">
            <text:p>18</text:p>
          </table:table-cell>
          <table:table-cell office:value-type="float" office:value="675.760821150988" calcext:value-type="float">
            <text:p>675.760821151</text:p>
          </table:table-cell>
          <table:table-cell office:value-type="float" office:value="62.4383132515453" calcext:value-type="float">
            <text:p>62.4383132515</text:p>
          </table:table-cell>
          <table:table-cell office:value-type="string" calcext:value-type="string">
            <text:p>[{'nOctaves': 5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593.15" calcext:value-type="float">
            <text:p>10593.15</text:p>
          </table:table-cell>
          <table:table-cell office:value-type="float" office:value="111" calcext:value-type="float">
            <text:p>111</text:p>
          </table:table-cell>
          <table:table-cell office:value-type="float" office:value="605.923505059601" calcext:value-type="float">
            <text:p>605.9235050596</text:p>
          </table:table-cell>
          <table:table-cell office:value-type="float" office:value="97.5547758951677" calcext:value-type="float">
            <text:p>97.5547758952</text:p>
          </table:table-cell>
          <table:table-cell office:value-type="string" calcext:value-type="string">
            <text:p>[{'sigma': 1.0, 'nfeatures': 25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9.146491917106" calcext:value-type="float">
            <text:p>259.1464919171</text:p>
          </table:table-cell>
          <table:table-cell office:value-type="float" office:value="262.469229673321" calcext:value-type="float">
            <text:p>262.4692296733</text:p>
          </table:table-cell>
          <table:table-cell office:value-type="string" calcext:value-type="string">
            <text:p>[{'qualityLevel': 0.9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89" calcext:value-type="float">
            <text:p>689</text:p>
          </table:table-cell>
          <table:table-cell office:value-type="float" office:value="35" calcext:value-type="float">
            <text:p>35</text:p>
          </table:table-cell>
          <table:table-cell office:value-type="float" office:value="650.215579755284" calcext:value-type="float">
            <text:p>650.2155797553</text:p>
          </table:table-cell>
          <table:table-cell office:value-type="float" office:value="61.9523813075411" calcext:value-type="float">
            <text:p>61.9523813075</text:p>
          </table:table-cell>
          <table:table-cell office:value-type="string" calcext:value-type="string">
            <text:p>[{'nOctaves': 7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19.75" calcext:value-type="float">
            <text:p>6619.75</text:p>
          </table:table-cell>
          <table:table-cell office:value-type="float" office:value="108" calcext:value-type="float">
            <text:p>108</text:p>
          </table:table-cell>
          <table:table-cell office:value-type="float" office:value="634.15524255668" calcext:value-type="float">
            <text:p>634.1552425567</text:p>
          </table:table-cell>
          <table:table-cell office:value-type="float" office:value="97.5547758951677" calcext:value-type="float">
            <text:p>97.5547758952</text:p>
          </table:table-cell>
          <table:table-cell office:value-type="string" calcext:value-type="string">
            <text:p>[{'sigma': 1.0, 'nfeatures': 1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.482575774169" calcext:value-type="float">
            <text:p>256.4825757742</text:p>
          </table:table-cell>
          <table:table-cell office:value-type="float" office:value="262.469229673321" calcext:value-type="float">
            <text:p>262.4692296733</text:p>
          </table:table-cell>
          <table:table-cell office:value-type="string" calcext:value-type="string">
            <text:p>[{'qualityLevel': 0.9, 'minDistance': 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89" calcext:value-type="float">
            <text:p>689</text:p>
          </table:table-cell>
          <table:table-cell office:value-type="float" office:value="34" calcext:value-type="float">
            <text:p>34</text:p>
          </table:table-cell>
          <table:table-cell office:value-type="float" office:value="650.458771817022" calcext:value-type="float">
            <text:p>650.458771817</text:p>
          </table:table-cell>
          <table:table-cell office:value-type="float" office:value="61.9523813075411" calcext:value-type="float">
            <text:p>61.9523813075</text:p>
          </table:table-cell>
          <table:table-cell office:value-type="string" calcext:value-type="string">
            <text:p>[{'nOctaves': 5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19.75" calcext:value-type="float">
            <text:p>6619.75</text:p>
          </table:table-cell>
          <table:table-cell office:value-type="float" office:value="110" calcext:value-type="float">
            <text:p>110</text:p>
          </table:table-cell>
          <table:table-cell office:value-type="float" office:value="651.048130675219" calcext:value-type="float">
            <text:p>651.0481306752</text:p>
          </table:table-cell>
          <table:table-cell office:value-type="float" office:value="96.263166975699" calcext:value-type="float">
            <text:p>96.2631669757</text:p>
          </table:table-cell>
          <table:table-cell office:value-type="string" calcext:value-type="string">
            <text:p>[{'sigma': 2.5, 'nfeatures': 1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2.889606715576" calcext:value-type="float">
            <text:p>262.8896067156</text:p>
          </table:table-cell>
          <table:table-cell office:value-type="float" office:value="251.993243892228" calcext:value-type="float">
            <text:p>251.9932438922</text:p>
          </table:table-cell>
          <table:table-cell office:value-type="string" calcext:value-type="string">
            <text:p>[{'qualityLevel': 0.1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95.9" calcext:value-type="float">
            <text:p>2095.9</text:p>
          </table:table-cell>
          <table:table-cell office:value-type="float" office:value="28" calcext:value-type="float">
            <text:p>28</text:p>
          </table:table-cell>
          <table:table-cell office:value-type="float" office:value="702.023878076876" calcext:value-type="float">
            <text:p>702.0238780769</text:p>
          </table:table-cell>
          <table:table-cell office:value-type="float" office:value="59.2793589084219" calcext:value-type="float">
            <text:p>59.2793589084</text:p>
          </table:table-cell>
          <table:table-cell office:value-type="string" calcext:value-type="string">
            <text:p>[{'nOctaves': 1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863.9" calcext:value-type="float">
            <text:p>13863.9</text:p>
          </table:table-cell>
          <table:table-cell office:value-type="float" office:value="113" calcext:value-type="float">
            <text:p>113</text:p>
          </table:table-cell>
          <table:table-cell office:value-type="float" office:value="647.182293765021" calcext:value-type="float">
            <text:p>647.182293765</text:p>
          </table:table-cell>
          <table:table-cell office:value-type="float" office:value="96.263166975699" calcext:value-type="float">
            <text:p>96.2631669757</text:p>
          </table:table-cell>
          <table:table-cell office:value-type="string" calcext:value-type="string">
            <text:p>[{'sigma': 2.5, 'nfeatures': 25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9.551373405266" calcext:value-type="float">
            <text:p>269.5513734053</text:p>
          </table:table-cell>
          <table:table-cell office:value-type="float" office:value="249.946753419094" calcext:value-type="float">
            <text:p>249.9467534191</text:p>
          </table:table-cell>
          <table:table-cell office:value-type="string" calcext:value-type="string">
            <text:p>[{'qualityLevel': 0.1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63.7" calcext:value-type="float">
            <text:p>2563.7</text:p>
          </table:table-cell>
          <table:table-cell office:value-type="float" office:value="1" calcext:value-type="float">
            <text:p>1</text:p>
          </table:table-cell>
          <table:table-cell office:value-type="float" office:value="758.188176145309" calcext:value-type="float">
            <text:p>758.1881761453</text:p>
          </table:table-cell>
          <table:table-cell office:value-type="float" office:value="58.1055212358496" calcext:value-type="float">
            <text:p>58.1055212358</text:p>
          </table:table-cell>
          <table:table-cell office:value-type="string" calcext:value-type="string">
            <text:p>[{'nOctaves': 3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587.35" calcext:value-type="float">
            <text:p>28587.35</text:p>
          </table:table-cell>
          <table:table-cell office:value-type="float" office:value="117" calcext:value-type="float">
            <text:p>117</text:p>
          </table:table-cell>
          <table:table-cell office:value-type="float" office:value="629.899827481476" calcext:value-type="float">
            <text:p>629.8998274815</text:p>
          </table:table-cell>
          <table:table-cell office:value-type="float" office:value="95.3932961773938" calcext:value-type="float">
            <text:p>95.3932961774</text:p>
          </table:table-cell>
          <table:table-cell office:value-type="string" calcext:value-type="string">
            <text:p>[{'sigma': 1.0, 'nfeatures': 25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5.35" calcext:value-type="float">
            <text:p>195.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4.464391666208" calcext:value-type="float">
            <text:p>264.4643916662</text:p>
          </table:table-cell>
          <table:table-cell office:value-type="float" office:value="249.946753419094" calcext:value-type="float">
            <text:p>249.9467534191</text:p>
          </table:table-cell>
          <table:table-cell office:value-type="string" calcext:value-type="string">
            <text:p>[{'qualityLevel': 0.1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63.7" calcext:value-type="float">
            <text:p>2563.7</text:p>
          </table:table-cell>
          <table:table-cell office:value-type="float" office:value="69" calcext:value-type="float">
            <text:p>69</text:p>
          </table:table-cell>
          <table:table-cell office:value-type="float" office:value="681.227320614876" calcext:value-type="float">
            <text:p>681.2273206149</text:p>
          </table:table-cell>
          <table:table-cell office:value-type="float" office:value="58.070135285859" calcext:value-type="float">
            <text:p>58.0701352859</text:p>
          </table:table-cell>
          <table:table-cell office:value-type="string" calcext:value-type="string">
            <text:p>[{'nOctaves': 3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52.45" calcext:value-type="float">
            <text:p>2552.45</text:p>
          </table:table-cell>
          <table:table-cell office:value-type="float" office:value="114" calcext:value-type="float">
            <text:p>114</text:p>
          </table:table-cell>
          <table:table-cell office:value-type="float" office:value="630.351043642435" calcext:value-type="float">
            <text:p>630.3510436424</text:p>
          </table:table-cell>
          <table:table-cell office:value-type="float" office:value="95.3932961773938" calcext:value-type="float">
            <text:p>95.3932961774</text:p>
          </table:table-cell>
          <table:table-cell office:value-type="string" calcext:value-type="string">
            <text:p>[{'sigma': 1.0, 'nfeatures': 1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5.35" calcext:value-type="float">
            <text:p>195.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7.77004822637" calcext:value-type="float">
            <text:p>257.7700482264</text:p>
          </table:table-cell>
          <table:table-cell office:value-type="float" office:value="240.960427076177" calcext:value-type="float">
            <text:p>240.9604270762</text:p>
          </table:table-cell>
          <table:table-cell office:value-type="string" calcext:value-type="string">
            <text:p>[{'qualityLevel': 0.1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75.35" calcext:value-type="float">
            <text:p>2475.35</text:p>
          </table:table-cell>
          <table:table-cell office:value-type="float" office:value="73" calcext:value-type="float">
            <text:p>73</text:p>
          </table:table-cell>
          <table:table-cell office:value-type="float" office:value="685.274933399315" calcext:value-type="float">
            <text:p>685.2749333993</text:p>
          </table:table-cell>
          <table:table-cell office:value-type="float" office:value="57.5600253371247" calcext:value-type="float">
            <text:p>57.5600253371</text:p>
          </table:table-cell>
          <table:table-cell office:value-type="string" calcext:value-type="string">
            <text:p>[{'nOctaves': 3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86.8" calcext:value-type="float">
            <text:p>3786.8</text:p>
          </table:table-cell>
          <table:table-cell office:value-type="float" office:value="120" calcext:value-type="float">
            <text:p>120</text:p>
          </table:table-cell>
          <table:table-cell office:value-type="float" office:value="623.334267142067" calcext:value-type="float">
            <text:p>623.3342671421</text:p>
          </table:table-cell>
          <table:table-cell office:value-type="float" office:value="94.0855829806924" calcext:value-type="float">
            <text:p>94.0855829807</text:p>
          </table:table-cell>
          <table:table-cell office:value-type="string" calcext:value-type="string">
            <text:p>[{'sigma': 1.0, 'nfeatures': 1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7.91519008344" calcext:value-type="float">
            <text:p>267.9151900834</text:p>
          </table:table-cell>
          <table:table-cell office:value-type="float" office:value="236.699030219006" calcext:value-type="float">
            <text:p>236.699030219</text:p>
          </table:table-cell>
          <table:table-cell office:value-type="string" calcext:value-type="string">
            <text:p>[{'qualityLevel': 0.1, 'minDistance': 3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69.75" calcext:value-type="float">
            <text:p>4169.75</text:p>
          </table:table-cell>
          <table:table-cell office:value-type="float" office:value="2" calcext:value-type="float">
            <text:p>2</text:p>
          </table:table-cell>
          <table:table-cell office:value-type="float" office:value="702.905656010457" calcext:value-type="float">
            <text:p>702.9056560105</text:p>
          </table:table-cell>
          <table:table-cell office:value-type="float" office:value="57.3784652348365" calcext:value-type="float">
            <text:p>57.3784652348</text:p>
          </table:table-cell>
          <table:table-cell office:value-type="string" calcext:value-type="string">
            <text:p>[{'nOctaves': 5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789.4" calcext:value-type="float">
            <text:p>29789.4</text:p>
          </table:table-cell>
          <table:table-cell office:value-type="float" office:value="123" calcext:value-type="float">
            <text:p>123</text:p>
          </table:table-cell>
          <table:table-cell office:value-type="float" office:value="623.719199750172" calcext:value-type="float">
            <text:p>623.7191997502</text:p>
          </table:table-cell>
          <table:table-cell office:value-type="float" office:value="94.0855829806924" calcext:value-type="float">
            <text:p>94.0855829807</text:p>
          </table:table-cell>
          <table:table-cell office:value-type="string" calcext:value-type="string">
            <text:p>[{'sigma': 1.0, 'nfeatures': 25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3.845587094431" calcext:value-type="float">
            <text:p>273.8455870944</text:p>
          </table:table-cell>
          <table:table-cell office:value-type="float" office:value="236.699030219006" calcext:value-type="float">
            <text:p>236.699030219</text:p>
          </table:table-cell>
          <table:table-cell office:value-type="string" calcext:value-type="string">
            <text:p>[{'qualityLevel': 0.1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69.75" calcext:value-type="float">
            <text:p>4169.75</text:p>
          </table:table-cell>
          <table:table-cell office:value-type="float" office:value="3" calcext:value-type="float">
            <text:p>3</text:p>
          </table:table-cell>
          <table:table-cell office:value-type="float" office:value="702.840302965711" calcext:value-type="float">
            <text:p>702.8403029657</text:p>
          </table:table-cell>
          <table:table-cell office:value-type="float" office:value="57.3784652348365" calcext:value-type="float">
            <text:p>57.3784652348</text:p>
          </table:table-cell>
          <table:table-cell office:value-type="string" calcext:value-type="string">
            <text:p>[{'nOctaves': 7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789.4" calcext:value-type="float">
            <text:p>29789.4</text:p>
          </table:table-cell>
          <table:table-cell office:value-type="float" office:value="153" calcext:value-type="float">
            <text:p>153</text:p>
          </table:table-cell>
          <table:table-cell office:value-type="float" office:value="607.735627654781" calcext:value-type="float">
            <text:p>607.7356276548</text:p>
          </table:table-cell>
          <table:table-cell office:value-type="float" office:value="93.8732859211986" calcext:value-type="float">
            <text:p>93.8732859212</text:p>
          </table:table-cell>
          <table:table-cell office:value-type="string" calcext:value-type="string">
            <text:p>[{'sigma': 1.0, 'nfeatures': 25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0.75" calcext:value-type="float">
            <text:p>23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9.198878353066" calcext:value-type="float">
            <text:p>269.1988783531</text:p>
          </table:table-cell>
          <table:table-cell office:value-type="float" office:value="235.286079869883" calcext:value-type="float">
            <text:p>235.2860798699</text:p>
          </table:table-cell>
          <table:table-cell office:value-type="string" calcext:value-type="string">
            <text:p>[{'qualityLevel': 0.1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10.05" calcext:value-type="float">
            <text:p>2810.05</text:p>
          </table:table-cell>
          <table:table-cell office:value-type="float" office:value="70" calcext:value-type="float">
            <text:p>70</text:p>
          </table:table-cell>
          <table:table-cell office:value-type="float" office:value="682.862053370575" calcext:value-type="float">
            <text:p>682.8620533706</text:p>
          </table:table-cell>
          <table:table-cell office:value-type="float" office:value="56.8013817523226" calcext:value-type="float">
            <text:p>56.8013817523</text:p>
          </table:table-cell>
          <table:table-cell office:value-type="string" calcext:value-type="string">
            <text:p>[{'nOctaves': 5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10.05" calcext:value-type="float">
            <text:p>3110.05</text:p>
          </table:table-cell>
          <table:table-cell office:value-type="float" office:value="135" calcext:value-type="float">
            <text:p>135</text:p>
          </table:table-cell>
          <table:table-cell office:value-type="float" office:value="638.010209044028" calcext:value-type="float">
            <text:p>638.010209044</text:p>
          </table:table-cell>
          <table:table-cell office:value-type="float" office:value="93.6602616832749" calcext:value-type="float">
            <text:p>93.6602616833</text:p>
          </table:table-cell>
          <table:table-cell office:value-type="string" calcext:value-type="string">
            <text:p>[{'sigma': 1.0, 'nfeatures': 25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0.6" calcext:value-type="float">
            <text:p>230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0.008406068408" calcext:value-type="float">
            <text:p>270.0084060684</text:p>
          </table:table-cell>
          <table:table-cell office:value-type="float" office:value="232.841003745864" calcext:value-type="float">
            <text:p>232.8410037459</text:p>
          </table:table-cell>
          <table:table-cell office:value-type="string" calcext:value-type="string">
            <text:p>[{'qualityLevel': 0.1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60.15" calcext:value-type="float">
            <text:p>3460.15</text:p>
          </table:table-cell>
          <table:table-cell office:value-type="float" office:value="71" calcext:value-type="float">
            <text:p>71</text:p>
          </table:table-cell>
          <table:table-cell office:value-type="float" office:value="683.85805562009" calcext:value-type="float">
            <text:p>683.8580556201</text:p>
          </table:table-cell>
          <table:table-cell office:value-type="float" office:value="56.8013817523226" calcext:value-type="float">
            <text:p>56.8013817523</text:p>
          </table:table-cell>
          <table:table-cell office:value-type="string" calcext:value-type="string">
            <text:p>[{'nOctaves': 7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10.05" calcext:value-type="float">
            <text:p>3110.05</text:p>
          </table:table-cell>
          <table:table-cell office:value-type="float" office:value="132" calcext:value-type="float">
            <text:p>132</text:p>
          </table:table-cell>
          <table:table-cell office:value-type="float" office:value="625.458188609197" calcext:value-type="float">
            <text:p>625.4581886092</text:p>
          </table:table-cell>
          <table:table-cell office:value-type="float" office:value="93.6602616832749" calcext:value-type="float">
            <text:p>93.6602616833</text:p>
          </table:table-cell>
          <table:table-cell office:value-type="string" calcext:value-type="string">
            <text:p>[{'sigma': 1.0, 'nfeatures': 1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0.6" calcext:value-type="float">
            <text:p>230.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6.177272861288" calcext:value-type="float">
            <text:p>256.1772728613</text:p>
          </table:table-cell>
          <table:table-cell office:value-type="float" office:value="232.841003745864" calcext:value-type="float">
            <text:p>232.8410037459</text:p>
          </table:table-cell>
          <table:table-cell office:value-type="string" calcext:value-type="string">
            <text:p>[{'qualityLevel': 0.1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60.15" calcext:value-type="float">
            <text:p>3460.15</text:p>
          </table:table-cell>
          <table:table-cell office:value-type="float" office:value="75" calcext:value-type="float">
            <text:p>75</text:p>
          </table:table-cell>
          <table:table-cell office:value-type="float" office:value="666.289152829436" calcext:value-type="float">
            <text:p>666.2891528294</text:p>
          </table:table-cell>
          <table:table-cell office:value-type="float" office:value="56.6648315211741" calcext:value-type="float">
            <text:p>56.6648315212</text:p>
          </table:table-cell>
          <table:table-cell office:value-type="string" calcext:value-type="string">
            <text:p>[{'nOctaves': 7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02.85" calcext:value-type="float">
            <text:p>4302.85</text:p>
          </table:table-cell>
          <table:table-cell office:value-type="float" office:value="150" calcext:value-type="float">
            <text:p>150</text:p>
          </table:table-cell>
          <table:table-cell office:value-type="float" office:value="638.311878549514" calcext:value-type="float">
            <text:p>638.3118785495</text:p>
          </table:table-cell>
          <table:table-cell office:value-type="float" office:value="93.6583182171469" calcext:value-type="float">
            <text:p>93.6583182171</text:p>
          </table:table-cell>
          <table:table-cell office:value-type="string" calcext:value-type="string">
            <text:p>[{'sigma': 1.0, 'nfeatures': 1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0.65" calcext:value-type="float">
            <text:p>230.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7.130857330095" calcext:value-type="float">
            <text:p>257.1308573301</text:p>
          </table:table-cell>
          <table:table-cell office:value-type="float" office:value="227.049976463454" calcext:value-type="float">
            <text:p>227.0499764635</text:p>
          </table:table-cell>
          <table:table-cell office:value-type="string" calcext:value-type="string">
            <text:p>[{'qualityLevel': 0.1, 'minDistance': 6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89.9" calcext:value-type="float">
            <text:p>2889.9</text:p>
          </table:table-cell>
          <table:table-cell office:value-type="float" office:value="74" calcext:value-type="float">
            <text:p>74</text:p>
          </table:table-cell>
          <table:table-cell office:value-type="float" office:value="675.272108282949" calcext:value-type="float">
            <text:p>675.2721082829</text:p>
          </table:table-cell>
          <table:table-cell office:value-type="float" office:value="56.6648315211741" calcext:value-type="float">
            <text:p>56.6648315212</text:p>
          </table:table-cell>
          <table:table-cell office:value-type="string" calcext:value-type="string">
            <text:p>[{'nOctaves': 5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02.85" calcext:value-type="float">
            <text:p>4302.85</text:p>
          </table:table-cell>
          <table:table-cell office:value-type="float" office:value="112" calcext:value-type="float">
            <text:p>112</text:p>
          </table:table-cell>
          <table:table-cell office:value-type="float" office:value="617.960755150921" calcext:value-type="float">
            <text:p>617.9607551509</text:p>
          </table:table-cell>
          <table:table-cell office:value-type="float" office:value="92.3729551187511" calcext:value-type="float">
            <text:p>92.3729551188</text:p>
          </table:table-cell>
          <table:table-cell office:value-type="string" calcext:value-type="string">
            <text:p>[{'sigma': 1.6, 'nfeatures': 25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7.05" calcext:value-type="float">
            <text:p>207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2.201549924375" calcext:value-type="float">
            <text:p>262.2015499244</text:p>
          </table:table-cell>
          <table:table-cell office:value-type="float" office:value="226.512924116408" calcext:value-type="float">
            <text:p>226.5129241164</text:p>
          </table:table-cell>
          <table:table-cell office:value-type="string" calcext:value-type="string">
            <text:p>[{'qualityLevel': 0.5, 'minDistance': 6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14.9" calcext:value-type="float">
            <text:p>1914.9</text:p>
          </table:table-cell>
          <table:table-cell office:value-type="float" office:value="53" calcext:value-type="float">
            <text:p>53</text:p>
          </table:table-cell>
          <table:table-cell office:value-type="float" office:value="697.6472655299" calcext:value-type="float">
            <text:p>697.6472655299</text:p>
          </table:table-cell>
          <table:table-cell office:value-type="float" office:value="55.5244287585897" calcext:value-type="float">
            <text:p>55.5244287586</text:p>
          </table:table-cell>
          <table:table-cell office:value-type="string" calcext:value-type="string">
            <text:p>[{'nOctaves': 3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719.3" calcext:value-type="float">
            <text:p>7719.3</text:p>
          </table:table-cell>
          <table:table-cell office:value-type="float" office:value="109" calcext:value-type="float">
            <text:p>109</text:p>
          </table:table-cell>
          <table:table-cell office:value-type="float" office:value="633.186707790066" calcext:value-type="float">
            <text:p>633.1867077901</text:p>
          </table:table-cell>
          <table:table-cell office:value-type="float" office:value="92.3729551187511" calcext:value-type="float">
            <text:p>92.3729551188</text:p>
          </table:table-cell>
          <table:table-cell office:value-type="string" calcext:value-type="string">
            <text:p>[{'sigma': 1.6, 'nfeatures': 1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7.05" calcext:value-type="float">
            <text:p>207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4.417796545988" calcext:value-type="float">
            <text:p>264.417796546</text:p>
          </table:table-cell>
          <table:table-cell office:value-type="float" office:value="226.31963530516" calcext:value-type="float">
            <text:p>226.3196353052</text:p>
          </table:table-cell>
          <table:table-cell office:value-type="string" calcext:value-type="string">
            <text:p>[{'qualityLevel': 0.5, 'minDistance': 6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33.95" calcext:value-type="float">
            <text:p>1933.95</text:p>
          </table:table-cell>
          <table:table-cell office:value-type="float" office:value="8" calcext:value-type="float">
            <text:p>8</text:p>
          </table:table-cell>
          <table:table-cell office:value-type="float" office:value="729.729821917517" calcext:value-type="float">
            <text:p>729.7298219175</text:p>
          </table:table-cell>
          <table:table-cell office:value-type="float" office:value="55.3012897232212" calcext:value-type="float">
            <text:p>55.3012897232</text:p>
          </table:table-cell>
          <table:table-cell office:value-type="string" calcext:value-type="string">
            <text:p>[{'nOctaves': 1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950.05" calcext:value-type="float">
            <text:p>36950.05</text:p>
          </table:table-cell>
          <table:table-cell office:value-type="float" office:value="156" calcext:value-type="float">
            <text:p>156</text:p>
          </table:table-cell>
          <table:table-cell office:value-type="float" office:value="592.645162100859" calcext:value-type="float">
            <text:p>592.6451621009</text:p>
          </table:table-cell>
          <table:table-cell office:value-type="float" office:value="91.7161921928779" calcext:value-type="float">
            <text:p>91.7161921929</text:p>
          </table:table-cell>
          <table:table-cell office:value-type="string" calcext:value-type="string">
            <text:p>[{'sigma': 1.0, 'nfeatures': 1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4.2" calcext:value-type="float">
            <text:p>23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.837683638371" calcext:value-type="float">
            <text:p>262.8376836384</text:p>
          </table:table-cell>
          <table:table-cell office:value-type="float" office:value="219.206785761861" calcext:value-type="float">
            <text:p>219.2067857619</text:p>
          </table:table-cell>
          <table:table-cell office:value-type="string" calcext:value-type="string">
            <text:p>[{'qualityLevel': 0.5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71.1" calcext:value-type="float">
            <text:p>2371.1</text:p>
          </table:table-cell>
          <table:table-cell office:value-type="float" office:value="77" calcext:value-type="float">
            <text:p>77</text:p>
          </table:table-cell>
          <table:table-cell office:value-type="float" office:value="663.272464542845" calcext:value-type="float">
            <text:p>663.2724645428</text:p>
          </table:table-cell>
          <table:table-cell office:value-type="float" office:value="54.8445748834387" calcext:value-type="float">
            <text:p>54.8445748834</text:p>
          </table:table-cell>
          <table:table-cell office:value-type="string" calcext:value-type="string">
            <text:p>[{'nOctaves': 3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717.45" calcext:value-type="float">
            <text:p>4717.45</text:p>
          </table:table-cell>
          <table:table-cell office:value-type="float" office:value="141" calcext:value-type="float">
            <text:p>141</text:p>
          </table:table-cell>
          <table:table-cell office:value-type="float" office:value="615.126627681314" calcext:value-type="float">
            <text:p>615.1266276813</text:p>
          </table:table-cell>
          <table:table-cell office:value-type="float" office:value="91.6429217369193" calcext:value-type="float">
            <text:p>91.6429217369</text:p>
          </table:table-cell>
          <table:table-cell office:value-type="string" calcext:value-type="string">
            <text:p>[{'sigma': 1.0, 'nfeatures': 25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4.1" calcext:value-type="float">
            <text:p>234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5.97805432477" calcext:value-type="float">
            <text:p>265.9780543248</text:p>
          </table:table-cell>
          <table:table-cell office:value-type="float" office:value="218.740949098173" calcext:value-type="float">
            <text:p>218.7409490982</text:p>
          </table:table-cell>
          <table:table-cell office:value-type="string" calcext:value-type="string">
            <text:p>[{'qualityLevel': 0.1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94.85" calcext:value-type="float">
            <text:p>3494.85</text:p>
          </table:table-cell>
          <table:table-cell office:value-type="float" office:value="54" calcext:value-type="float">
            <text:p>54</text:p>
          </table:table-cell>
          <table:table-cell office:value-type="float" office:value="699.86365714352" calcext:value-type="float">
            <text:p>699.8636571435</text:p>
          </table:table-cell>
          <table:table-cell office:value-type="float" office:value="54.4774402579545" calcext:value-type="float">
            <text:p>54.477440258</text:p>
          </table:table-cell>
          <table:table-cell office:value-type="string" calcext:value-type="string">
            <text:p>[{'nOctaves': 5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613.8" calcext:value-type="float">
            <text:p>8613.8</text:p>
          </table:table-cell>
          <table:table-cell office:value-type="float" office:value="138" calcext:value-type="float">
            <text:p>138</text:p>
          </table:table-cell>
          <table:table-cell office:value-type="float" office:value="626.554193499214" calcext:value-type="float">
            <text:p>626.5541934992</text:p>
          </table:table-cell>
          <table:table-cell office:value-type="float" office:value="91.6366923864377" calcext:value-type="float">
            <text:p>91.6366923864</text:p>
          </table:table-cell>
          <table:table-cell office:value-type="string" calcext:value-type="string">
            <text:p>[{'sigma': 1.0, 'nfeatures': 1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3.75" calcext:value-type="float">
            <text:p>233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.33280243515" calcext:value-type="float">
            <text:p>265.3328024352</text:p>
          </table:table-cell>
          <table:table-cell office:value-type="float" office:value="218.499485962943" calcext:value-type="float">
            <text:p>218.4994859629</text:p>
          </table:table-cell>
          <table:table-cell office:value-type="string" calcext:value-type="string">
            <text:p>[{'qualityLevel': 0.5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16.2" calcext:value-type="float">
            <text:p>2516.2</text:p>
          </table:table-cell>
          <table:table-cell office:value-type="float" office:value="55" calcext:value-type="float">
            <text:p>55</text:p>
          </table:table-cell>
          <table:table-cell office:value-type="float" office:value="700.717495446157" calcext:value-type="float">
            <text:p>700.7174954462</text:p>
          </table:table-cell>
          <table:table-cell office:value-type="float" office:value="54.4774402579545" calcext:value-type="float">
            <text:p>54.477440258</text:p>
          </table:table-cell>
          <table:table-cell office:value-type="string" calcext:value-type="string">
            <text:p>[{'nOctaves': 7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613.8" calcext:value-type="float">
            <text:p>8613.8</text:p>
          </table:table-cell>
          <table:table-cell office:value-type="float" office:value="159" calcext:value-type="float">
            <text:p>159</text:p>
          </table:table-cell>
          <table:table-cell office:value-type="float" office:value="574.088798934095" calcext:value-type="float">
            <text:p>574.0887989341</text:p>
          </table:table-cell>
          <table:table-cell office:value-type="float" office:value="91.4381171376903" calcext:value-type="float">
            <text:p>91.4381171377</text:p>
          </table:table-cell>
          <table:table-cell office:value-type="string" calcext:value-type="string">
            <text:p>[{'sigma': 1.0, 'nfeatures': 25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4.25" calcext:value-type="float">
            <text:p>234.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.936527715717" calcext:value-type="float">
            <text:p>262.9365277157</text:p>
          </table:table-cell>
          <table:table-cell office:value-type="float" office:value="218.292488139336" calcext:value-type="float">
            <text:p>218.2924881393</text:p>
          </table:table-cell>
          <table:table-cell office:value-type="string" calcext:value-type="string">
            <text:p>[{'qualityLevel': 0.1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26.9" calcext:value-type="float">
            <text:p>4526.9</text:p>
          </table:table-cell>
          <table:table-cell office:value-type="float" office:value="78" calcext:value-type="float">
            <text:p>78</text:p>
          </table:table-cell>
          <table:table-cell office:value-type="float" office:value="641.099351392026" calcext:value-type="float">
            <text:p>641.099351392</text:p>
          </table:table-cell>
          <table:table-cell office:value-type="float" office:value="54.1676627324247" calcext:value-type="float">
            <text:p>54.1676627324</text:p>
          </table:table-cell>
          <table:table-cell office:value-type="string" calcext:value-type="string">
            <text:p>[{'nOctaves': 5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97.7" calcext:value-type="float">
            <text:p>5197.7</text:p>
          </table:table-cell>
          <table:table-cell office:value-type="float" office:value="128" calcext:value-type="float">
            <text:p>128</text:p>
          </table:table-cell>
          <table:table-cell office:value-type="float" office:value="641.126632782329" calcext:value-type="float">
            <text:p>641.1266327823</text:p>
          </table:table-cell>
          <table:table-cell office:value-type="float" office:value="89.2442859310461" calcext:value-type="float">
            <text:p>89.244285931</text:p>
          </table:table-cell>
          <table:table-cell office:value-type="string" calcext:value-type="string">
            <text:p>[{'sigma': 2.5, 'nfeatures': 1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.75" calcext:value-type="float">
            <text:p>263.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9.638174794032" calcext:value-type="float">
            <text:p>259.638174794</text:p>
          </table:table-cell>
          <table:table-cell office:value-type="float" office:value="213.899921469616" calcext:value-type="float">
            <text:p>213.8999214696</text:p>
          </table:table-cell>
          <table:table-cell office:value-type="string" calcext:value-type="string">
            <text:p>[{'qualityLevel': 0.1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65.95" calcext:value-type="float">
            <text:p>3165.95</text:p>
          </table:table-cell>
          <table:table-cell office:value-type="float" office:value="79" calcext:value-type="float">
            <text:p>79</text:p>
          </table:table-cell>
          <table:table-cell office:value-type="float" office:value="651.020677206569" calcext:value-type="float">
            <text:p>651.0206772066</text:p>
          </table:table-cell>
          <table:table-cell office:value-type="float" office:value="54.1676627324247" calcext:value-type="float">
            <text:p>54.1676627324</text:p>
          </table:table-cell>
          <table:table-cell office:value-type="string" calcext:value-type="string">
            <text:p>[{'nOctaves': 7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97.7" calcext:value-type="float">
            <text:p>5197.7</text:p>
          </table:table-cell>
          <table:table-cell office:value-type="float" office:value="131" calcext:value-type="float">
            <text:p>131</text:p>
          </table:table-cell>
          <table:table-cell office:value-type="float" office:value="648.361919952923" calcext:value-type="float">
            <text:p>648.3619199529</text:p>
          </table:table-cell>
          <table:table-cell office:value-type="float" office:value="89.2442859310461" calcext:value-type="float">
            <text:p>89.244285931</text:p>
          </table:table-cell>
          <table:table-cell office:value-type="string" calcext:value-type="string">
            <text:p>[{'sigma': 2.5, 'nfeatures': 25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.75" calcext:value-type="float">
            <text:p>263.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6.308534104354" calcext:value-type="float">
            <text:p>266.3085341044</text:p>
          </table:table-cell>
          <table:table-cell office:value-type="float" office:value="213.805481145052" calcext:value-type="float">
            <text:p>213.8054811451</text:p>
          </table:table-cell>
          <table:table-cell office:value-type="string" calcext:value-type="string">
            <text:p>[{'qualityLevel': 0.1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19.45" calcext:value-type="float">
            <text:p>6119.45</text:p>
          </table:table-cell>
          <table:table-cell office:value-type="float" office:value="57" calcext:value-type="float">
            <text:p>57</text:p>
          </table:table-cell>
          <table:table-cell office:value-type="float" office:value="714.45828306523" calcext:value-type="float">
            <text:p>714.4582830652</text:p>
          </table:table-cell>
          <table:table-cell office:value-type="float" office:value="53.6667984800636" calcext:value-type="float">
            <text:p>53.6667984801</text:p>
          </table:table-cell>
          <table:table-cell office:value-type="string" calcext:value-type="string">
            <text:p>[{'nOctaves': 3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097.25" calcext:value-type="float">
            <text:p>11097.25</text:p>
          </table:table-cell>
          <table:table-cell office:value-type="float" office:value="146" calcext:value-type="float">
            <text:p>146</text:p>
          </table:table-cell>
          <table:table-cell office:value-type="float" office:value="675.104811830181" calcext:value-type="float">
            <text:p>675.1048118302</text:p>
          </table:table-cell>
          <table:table-cell office:value-type="float" office:value="88.3492398838924" calcext:value-type="float">
            <text:p>88.3492398839</text:p>
          </table:table-cell>
          <table:table-cell office:value-type="string" calcext:value-type="string">
            <text:p>[{'sigma': 2.5, 'nfeatures': 1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5.7" calcext:value-type="float">
            <text:p>265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3.932579453057" calcext:value-type="float">
            <text:p>273.9325794531</text:p>
          </table:table-cell>
          <table:table-cell office:value-type="float" office:value="213.805481145052" calcext:value-type="float">
            <text:p>213.8054811451</text:p>
          </table:table-cell>
          <table:table-cell office:value-type="string" calcext:value-type="string">
            <text:p>[{'qualityLevel': 0.1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19.45" calcext:value-type="float">
            <text:p>6119.45</text:p>
          </table:table-cell>
          <table:table-cell office:value-type="float" office:value="59" calcext:value-type="float">
            <text:p>59</text:p>
          </table:table-cell>
          <table:table-cell office:value-type="float" office:value="719.459145911876" calcext:value-type="float">
            <text:p>719.4591459119</text:p>
          </table:table-cell>
          <table:table-cell office:value-type="float" office:value="53.046296328882" calcext:value-type="float">
            <text:p>53.0462963289</text:p>
          </table:table-cell>
          <table:table-cell office:value-type="string" calcext:value-type="string">
            <text:p>[{'nOctaves': 7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924.35" calcext:value-type="float">
            <text:p>11924.35</text:p>
          </table:table-cell>
          <table:table-cell office:value-type="float" office:value="149" calcext:value-type="float">
            <text:p>149</text:p>
          </table:table-cell>
          <table:table-cell office:value-type="float" office:value="677.029075792393" calcext:value-type="float">
            <text:p>677.0290757924</text:p>
          </table:table-cell>
          <table:table-cell office:value-type="float" office:value="88.3492398838924" calcext:value-type="float">
            <text:p>88.3492398839</text:p>
          </table:table-cell>
          <table:table-cell office:value-type="string" calcext:value-type="string">
            <text:p>[{'sigma': 2.5, 'nfeatures': 25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5.7" calcext:value-type="float">
            <text:p>265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7.952107280632" calcext:value-type="float">
            <text:p>277.9521072806</text:p>
          </table:table-cell>
          <table:table-cell office:value-type="float" office:value="205.490176824255" calcext:value-type="float">
            <text:p>205.4901768243</text:p>
          </table:table-cell>
          <table:table-cell office:value-type="string" calcext:value-type="string">
            <text:p>[{'qualityLevel': 0.1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56.3" calcext:value-type="float">
            <text:p>8856.3</text:p>
          </table:table-cell>
          <table:table-cell office:value-type="float" office:value="58" calcext:value-type="float">
            <text:p>58</text:p>
          </table:table-cell>
          <table:table-cell office:value-type="float" office:value="716.091539804681" calcext:value-type="float">
            <text:p>716.0915398047</text:p>
          </table:table-cell>
          <table:table-cell office:value-type="float" office:value="53.046296328882" calcext:value-type="float">
            <text:p>53.0462963289</text:p>
          </table:table-cell>
          <table:table-cell office:value-type="string" calcext:value-type="string">
            <text:p>[{'nOctaves': 5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924.35" calcext:value-type="float">
            <text:p>11924.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3.962281079072" calcext:value-type="float">
            <text:p>683.9622810791</text:p>
          </table:table-cell>
          <table:table-cell table:style-name="ce1" office:value-type="float" office:value="87.6887170494224" calcext:value-type="float">
            <text:p>87.6887170494</text:p>
          </table:table-cell>
          <table:table-cell table:style-name="ce1" office:value-type="string" calcext:value-type="string">
            <text:p>[{'sigma': 2.5, 'nfeatures': 10, 'nOctaveLayers': 1, 'edgeThreshold': 2, 'contrastThreshold': 0.01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2941.9" calcext:value-type="float">
            <text:p>2941.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0.933631931036" calcext:value-type="float">
            <text:p>270.933631931</text:p>
          </table:table-cell>
          <table:table-cell office:value-type="float" office:value="205.346888775958" calcext:value-type="float">
            <text:p>205.346888776</text:p>
          </table:table-cell>
          <table:table-cell office:value-type="string" calcext:value-type="string">
            <text:p>[{'qualityLevel': 0.1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008.25" calcext:value-type="float">
            <text:p>10008.25</text:p>
          </table:table-cell>
          <table:table-cell office:value-type="float" office:value="12" calcext:value-type="float">
            <text:p>12</text:p>
          </table:table-cell>
          <table:table-cell office:value-type="float" office:value="753.818114991154" calcext:value-type="float">
            <text:p>753.8181149912</text:p>
          </table:table-cell>
          <table:table-cell office:value-type="float" office:value="52.12833551118" calcext:value-type="float">
            <text:p>52.1283355112</text:p>
          </table:table-cell>
          <table:table-cell office:value-type="string" calcext:value-type="string">
            <text:p>[{'nOctaves': 1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246.45" calcext:value-type="float">
            <text:p>46246.45</text:p>
          </table:table-cell>
          <table:table-cell office:value-type="float" office:value="145" calcext:value-type="float">
            <text:p>145</text:p>
          </table:table-cell>
          <table:table-cell office:value-type="float" office:value="644.152546772402" calcext:value-type="float">
            <text:p>644.1525467724</text:p>
          </table:table-cell>
          <table:table-cell office:value-type="float" office:value="87.1117362469825" calcext:value-type="float">
            <text:p>87.111736247</text:p>
          </table:table-cell>
          <table:table-cell office:value-type="string" calcext:value-type="string">
            <text:p>[{'sigma': 1.6, 'nfeatures': 1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6.25" calcext:value-type="float">
            <text:p>256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.771613510512" calcext:value-type="float">
            <text:p>264.7716135105</text:p>
          </table:table-cell>
          <table:table-cell office:value-type="float" office:value="201.639721812415" calcext:value-type="float">
            <text:p>201.6397218124</text:p>
          </table:table-cell>
          <table:table-cell office:value-type="string" calcext:value-type="string">
            <text:p>[{'qualityLevel': 0.5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54.7" calcext:value-type="float">
            <text:p>3154.7</text:p>
          </table:table-cell>
          <table:table-cell office:value-type="float" office:value="37" calcext:value-type="float">
            <text:p>37</text:p>
          </table:table-cell>
          <table:table-cell office:value-type="float" office:value="696.255084822758" calcext:value-type="float">
            <text:p>696.2550848228</text:p>
          </table:table-cell>
          <table:table-cell office:value-type="float" office:value="51.8796185381794" calcext:value-type="float">
            <text:p>51.8796185382</text:p>
          </table:table-cell>
          <table:table-cell office:value-type="string" calcext:value-type="string">
            <text:p>[{'nOctaves': 3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83.35" calcext:value-type="float">
            <text:p>14283.35</text:p>
          </table:table-cell>
          <table:table-cell office:value-type="float" office:value="148" calcext:value-type="float">
            <text:p>148</text:p>
          </table:table-cell>
          <table:table-cell office:value-type="float" office:value="655.558825956905" calcext:value-type="float">
            <text:p>655.5588259569</text:p>
          </table:table-cell>
          <table:table-cell office:value-type="float" office:value="87.1117362469825" calcext:value-type="float">
            <text:p>87.111736247</text:p>
          </table:table-cell>
          <table:table-cell office:value-type="string" calcext:value-type="string">
            <text:p>[{'sigma': 1.6, 'nfeatures': 25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6.25" calcext:value-type="float">
            <text:p>256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6.78237932357" calcext:value-type="float">
            <text:p>266.7823793236</text:p>
          </table:table-cell>
          <table:table-cell office:value-type="float" office:value="198.197866625105" calcext:value-type="float">
            <text:p>198.1978666251</text:p>
          </table:table-cell>
          <table:table-cell office:value-type="string" calcext:value-type="string">
            <text:p>[{'qualityLevel': 0.5, 'minDistance': 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97.9" calcext:value-type="float">
            <text:p>3997.9</text:p>
          </table:table-cell>
          <table:table-cell office:value-type="float" office:value="39" calcext:value-type="float">
            <text:p>39</text:p>
          </table:table-cell>
          <table:table-cell office:value-type="float" office:value="699.064781689606" calcext:value-type="float">
            <text:p>699.0647816896</text:p>
          </table:table-cell>
          <table:table-cell office:value-type="float" office:value="51.2736691634484" calcext:value-type="float">
            <text:p>51.2736691634</text:p>
          </table:table-cell>
          <table:table-cell office:value-type="string" calcext:value-type="string">
            <text:p>[{'nOctaves': 7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362.5" calcext:value-type="float">
            <text:p>15362.5</text:p>
          </table:table-cell>
          <table:table-cell office:value-type="float" office:value="127" calcext:value-type="float">
            <text:p>127</text:p>
          </table:table-cell>
          <table:table-cell office:value-type="float" office:value="621.479171490438" calcext:value-type="float">
            <text:p>621.4791714904</text:p>
          </table:table-cell>
          <table:table-cell office:value-type="float" office:value="87.0919866608231" calcext:value-type="float">
            <text:p>87.0919866608</text:p>
          </table:table-cell>
          <table:table-cell office:value-type="string" calcext:value-type="string">
            <text:p>[{'sigma': 1.6, 'nfeatures': 1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6.35" calcext:value-type="float">
            <text:p>256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.355261079781" calcext:value-type="float">
            <text:p>270.3552610798</text:p>
          </table:table-cell>
          <table:table-cell office:value-type="float" office:value="198.197866625105" calcext:value-type="float">
            <text:p>198.1978666251</text:p>
          </table:table-cell>
          <table:table-cell office:value-type="string" calcext:value-type="string">
            <text:p>[{'qualityLevel': 0.5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97.9" calcext:value-type="float">
            <text:p>3997.9</text:p>
          </table:table-cell>
          <table:table-cell office:value-type="float" office:value="38" calcext:value-type="float">
            <text:p>38</text:p>
          </table:table-cell>
          <table:table-cell office:value-type="float" office:value="698.474985804514" calcext:value-type="float">
            <text:p>698.4749858045</text:p>
          </table:table-cell>
          <table:table-cell office:value-type="float" office:value="51.2736691634484" calcext:value-type="float">
            <text:p>51.2736691634</text:p>
          </table:table-cell>
          <table:table-cell office:value-type="string" calcext:value-type="string">
            <text:p>[{'nOctaves': 5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362.5" calcext:value-type="float">
            <text:p>15362.5</text:p>
          </table:table-cell>
          <table:table-cell office:value-type="float" office:value="130" calcext:value-type="float">
            <text:p>130</text:p>
          </table:table-cell>
          <table:table-cell office:value-type="float" office:value="633.14830323705" calcext:value-type="float">
            <text:p>633.1483032371</text:p>
          </table:table-cell>
          <table:table-cell office:value-type="float" office:value="87.0919866608231" calcext:value-type="float">
            <text:p>87.0919866608</text:p>
          </table:table-cell>
          <table:table-cell office:value-type="string" calcext:value-type="string">
            <text:p>[{'sigma': 1.6, 'nfeatures': 25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6.35" calcext:value-type="float">
            <text:p>256.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326720102457" calcext:value-type="float">
            <text:p>270.3267201025</text:p>
          </table:table-cell>
          <table:table-cell office:value-type="float" office:value="197.552080791457" calcext:value-type="float">
            <text:p>197.5520807915</text:p>
          </table:table-cell>
          <table:table-cell office:value-type="string" calcext:value-type="string">
            <text:p>[{'qualityLevel': 0.9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042.5" calcext:value-type="float">
            <text:p>7042.5</text:p>
          </table:table-cell>
          <table:table-cell office:value-type="float" office:value="61" calcext:value-type="float">
            <text:p>61</text:p>
          </table:table-cell>
          <table:table-cell office:value-type="float" office:value="726.966190041963" calcext:value-type="float">
            <text:p>726.966190042</text:p>
          </table:table-cell>
          <table:table-cell office:value-type="float" office:value="51.1093102546604" calcext:value-type="float">
            <text:p>51.1093102547</text:p>
          </table:table-cell>
          <table:table-cell office:value-type="string" calcext:value-type="string">
            <text:p>[{'nOctaves': 3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587.5" calcext:value-type="float">
            <text:p>13587.5</text:p>
          </table:table-cell>
          <table:table-cell office:value-type="float" office:value="12" calcext:value-type="float">
            <text:p>12</text:p>
          </table:table-cell>
          <table:table-cell office:value-type="float" office:value="865.366233793499" calcext:value-type="float">
            <text:p>865.3662337935</text:p>
          </table:table-cell>
          <table:table-cell office:value-type="float" office:value="85.1846022609635" calcext:value-type="float">
            <text:p>85.184602261</text:p>
          </table:table-cell>
          <table:table-cell office:value-type="string" calcext:value-type="string">
            <text:p>[{'sigma': 1.0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00.75" calcext:value-type="float">
            <text:p>2900.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6.344083007472" calcext:value-type="float">
            <text:p>266.3440830075</text:p>
          </table:table-cell>
          <table:table-cell office:value-type="float" office:value="192.690767861293" calcext:value-type="float">
            <text:p>192.6907678613</text:p>
          </table:table-cell>
          <table:table-cell office:value-type="string" calcext:value-type="string">
            <text:p>[{'qualityLevel': 0.1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79.7" calcext:value-type="float">
            <text:p>4579.7</text:p>
          </table:table-cell>
          <table:table-cell office:value-type="float" office:value="21" calcext:value-type="float">
            <text:p>21</text:p>
          </table:table-cell>
          <table:table-cell office:value-type="float" office:value="703.863111073911" calcext:value-type="float">
            <text:p>703.8631110739</text:p>
          </table:table-cell>
          <table:table-cell office:value-type="float" office:value="50.8309321106641" calcext:value-type="float">
            <text:p>50.8309321107</text:p>
          </table:table-cell>
          <table:table-cell office:value-type="string" calcext:value-type="string">
            <text:p>[{'nOctaves': 3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736.75" calcext:value-type="float">
            <text:p>22736.75</text:p>
          </table:table-cell>
          <table:table-cell office:value-type="float" office:value="6" calcext:value-type="float">
            <text:p>6</text:p>
          </table:table-cell>
          <table:table-cell office:value-type="float" office:value="821.598317951726" calcext:value-type="float">
            <text:p>821.5983179517</text:p>
          </table:table-cell>
          <table:table-cell office:value-type="float" office:value="84.3680476571416" calcext:value-type="float">
            <text:p>84.3680476571</text:p>
          </table:table-cell>
          <table:table-cell office:value-type="string" calcext:value-type="string">
            <text:p>[{'sigma': 1.0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1.85" calcext:value-type="float">
            <text:p>2871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1.63970314546" calcext:value-type="float">
            <text:p>281.6397031455</text:p>
          </table:table-cell>
          <table:table-cell office:value-type="float" office:value="188.962902393873" calcext:value-type="float">
            <text:p>188.9629023939</text:p>
          </table:table-cell>
          <table:table-cell office:value-type="string" calcext:value-type="string">
            <text:p>[{'qualityLevel': 0.9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749.55" calcext:value-type="float">
            <text:p>7749.55</text:p>
          </table:table-cell>
          <table:table-cell office:value-type="float" office:value="63" calcext:value-type="float">
            <text:p>63</text:p>
          </table:table-cell>
          <table:table-cell office:value-type="float" office:value="728.157257607594" calcext:value-type="float">
            <text:p>728.1572576076</text:p>
          </table:table-cell>
          <table:table-cell office:value-type="float" office:value="50.6784335295387" calcext:value-type="float">
            <text:p>50.6784335295</text:p>
          </table:table-cell>
          <table:table-cell office:value-type="string" calcext:value-type="string">
            <text:p>[{'nOctaves': 7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364.7" calcext:value-type="float">
            <text:p>14364.7</text:p>
          </table:table-cell>
          <table:table-cell office:value-type="float" office:value="0" calcext:value-type="float">
            <text:p>0</text:p>
          </table:table-cell>
          <table:table-cell office:value-type="float" office:value="610.19886091188" calcext:value-type="float">
            <text:p>610.1988609119</text:p>
          </table:table-cell>
          <table:table-cell office:value-type="float" office:value="84.2156161394936" calcext:value-type="float">
            <text:p>84.2156161395</text:p>
          </table:table-cell>
          <table:table-cell office:value-type="string" calcext:value-type="string">
            <text:p>[{'sigma': 1.0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2.052635654318" calcext:value-type="float">
            <text:p>272.0526356543</text:p>
          </table:table-cell>
          <table:table-cell office:value-type="float" office:value="182.415080230138" calcext:value-type="float">
            <text:p>182.4150802301</text:p>
          </table:table-cell>
          <table:table-cell office:value-type="string" calcext:value-type="string">
            <text:p>[{'qualityLevel': 0.9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710.7" calcext:value-type="float">
            <text:p>7710.7</text:p>
          </table:table-cell>
          <table:table-cell office:value-type="float" office:value="62" calcext:value-type="float">
            <text:p>62</text:p>
          </table:table-cell>
          <table:table-cell office:value-type="float" office:value="727.064804710215" calcext:value-type="float">
            <text:p>727.0648047102</text:p>
          </table:table-cell>
          <table:table-cell office:value-type="float" office:value="50.6784335295387" calcext:value-type="float">
            <text:p>50.6784335295</text:p>
          </table:table-cell>
          <table:table-cell office:value-type="string" calcext:value-type="string">
            <text:p>[{'nOctaves': 5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364.7" calcext:value-type="float">
            <text:p>14364.7</text:p>
          </table:table-cell>
          <table:table-cell office:value-type="float" office:value="144" calcext:value-type="float">
            <text:p>144</text:p>
          </table:table-cell>
          <table:table-cell office:value-type="float" office:value="630.420468250618" calcext:value-type="float">
            <text:p>630.4204682506</text:p>
          </table:table-cell>
          <table:table-cell office:value-type="float" office:value="82.8021132916156" calcext:value-type="float">
            <text:p>82.8021132916</text:p>
          </table:table-cell>
          <table:table-cell office:value-type="string" calcext:value-type="string">
            <text:p>[{'sigma': 1.0, 'nfeatures': 1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4.65" calcext:value-type="float">
            <text:p>224.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7.031138375984" calcext:value-type="float">
            <text:p>277.031138376</text:p>
          </table:table-cell>
          <table:table-cell office:value-type="float" office:value="178.898937128314" calcext:value-type="float">
            <text:p>178.8989371283</text:p>
          </table:table-cell>
          <table:table-cell office:value-type="string" calcext:value-type="string">
            <text:p>[{'qualityLevel': 0.9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190.65" calcext:value-type="float">
            <text:p>8190.65</text:p>
          </table:table-cell>
          <table:table-cell office:value-type="float" office:value="22" calcext:value-type="float">
            <text:p>22</text:p>
          </table:table-cell>
          <table:table-cell office:value-type="float" office:value="706.09679790606" calcext:value-type="float">
            <text:p>706.0967979061</text:p>
          </table:table-cell>
          <table:table-cell office:value-type="float" office:value="50.3803058025474" calcext:value-type="float">
            <text:p>50.3803058025</text:p>
          </table:table-cell>
          <table:table-cell office:value-type="string" calcext:value-type="string">
            <text:p>[{'nOctaves': 5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930.95" calcext:value-type="float">
            <text:p>23930.95</text:p>
          </table:table-cell>
          <table:table-cell office:value-type="float" office:value="147" calcext:value-type="float">
            <text:p>147</text:p>
          </table:table-cell>
          <table:table-cell office:value-type="float" office:value="642.898207841178" calcext:value-type="float">
            <text:p>642.8982078412</text:p>
          </table:table-cell>
          <table:table-cell office:value-type="float" office:value="82.8021132916156" calcext:value-type="float">
            <text:p>82.8021132916</text:p>
          </table:table-cell>
          <table:table-cell office:value-type="string" calcext:value-type="string">
            <text:p>[{'sigma': 1.0, 'nfeatures': 25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4.65" calcext:value-type="float">
            <text:p>224.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0.389854710782" calcext:value-type="float">
            <text:p>290.3898547108</text:p>
          </table:table-cell>
          <table:table-cell office:value-type="float" office:value="178.824683866824" calcext:value-type="float">
            <text:p>178.8246838668</text:p>
          </table:table-cell>
          <table:table-cell office:value-type="string" calcext:value-type="string">
            <text:p>[{'qualityLevel': 0.9, 'minDistance': 3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756" calcext:value-type="float">
            <text:p>9756</text:p>
          </table:table-cell>
          <table:table-cell office:value-type="float" office:value="23" calcext:value-type="float">
            <text:p>23</text:p>
          </table:table-cell>
          <table:table-cell office:value-type="float" office:value="706.541351171705" calcext:value-type="float">
            <text:p>706.5413511717</text:p>
          </table:table-cell>
          <table:table-cell office:value-type="float" office:value="50.3803058025474" calcext:value-type="float">
            <text:p>50.3803058025</text:p>
          </table:table-cell>
          <table:table-cell office:value-type="string" calcext:value-type="string">
            <text:p>[{'nOctaves': 7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930.95" calcext:value-type="float">
            <text:p>23930.95</text:p>
          </table:table-cell>
          <table:table-cell office:value-type="float" office:value="126" calcext:value-type="float">
            <text:p>126</text:p>
          </table:table-cell>
          <table:table-cell office:value-type="float" office:value="607.531191819445" calcext:value-type="float">
            <text:p>607.5311918194</text:p>
          </table:table-cell>
          <table:table-cell office:value-type="float" office:value="82.6798037098182" calcext:value-type="float">
            <text:p>82.6798037098</text:p>
          </table:table-cell>
          <table:table-cell office:value-type="string" calcext:value-type="string">
            <text:p>[{'sigma': 1.0, 'nfeatures': 1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4.55" calcext:value-type="float">
            <text:p>224.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1.958184162551" calcext:value-type="float">
            <text:p>291.9581841626</text:p>
          </table:table-cell>
          <table:table-cell office:value-type="float" office:value="178.824683866824" calcext:value-type="float">
            <text:p>178.8246838668</text:p>
          </table:table-cell>
          <table:table-cell office:value-type="string" calcext:value-type="string">
            <text:p>[{'qualityLevel': 0.9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756" calcext:value-type="float">
            <text:p>9756</text:p>
          </table:table-cell>
          <table:table-cell office:value-type="float" office:value="41" calcext:value-type="float">
            <text:p>41</text:p>
          </table:table-cell>
          <table:table-cell office:value-type="float" office:value="718.007218403835" calcext:value-type="float">
            <text:p>718.0072184038</text:p>
          </table:table-cell>
          <table:table-cell office:value-type="float" office:value="49.6044849170849" calcext:value-type="float">
            <text:p>49.6044849171</text:p>
          </table:table-cell>
          <table:table-cell office:value-type="string" calcext:value-type="string">
            <text:p>[{'nOctaves': 3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424.85" calcext:value-type="float">
            <text:p>20424.85</text:p>
          </table:table-cell>
          <table:table-cell office:value-type="float" office:value="129" calcext:value-type="float">
            <text:p>129</text:p>
          </table:table-cell>
          <table:table-cell office:value-type="float" office:value="622.038423759314" calcext:value-type="float">
            <text:p>622.0384237593</text:p>
          </table:table-cell>
          <table:table-cell office:value-type="float" office:value="82.6798037098182" calcext:value-type="float">
            <text:p>82.6798037098</text:p>
          </table:table-cell>
          <table:table-cell office:value-type="string" calcext:value-type="string">
            <text:p>[{'sigma': 1.0, 'nfeatures': 25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4.55" calcext:value-type="float">
            <text:p>224.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2.814998301887" calcext:value-type="float">
            <text:p>282.8149983019</text:p>
          </table:table-cell>
          <table:table-cell office:value-type="float" office:value="177.593417500996" calcext:value-type="float">
            <text:p>177.593417501</text:p>
          </table:table-cell>
          <table:table-cell office:value-type="string" calcext:value-type="string">
            <text:p>[{'qualityLevel': 0.1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671" calcext:value-type="float">
            <text:p>12671</text:p>
          </table:table-cell>
          <table:table-cell office:value-type="float" office:value="43" calcext:value-type="float">
            <text:p>43</text:p>
          </table:table-cell>
          <table:table-cell office:value-type="float" office:value="732.072204116828" calcext:value-type="float">
            <text:p>732.0722041168</text:p>
          </table:table-cell>
          <table:table-cell office:value-type="float" office:value="49.2566590233568" calcext:value-type="float">
            <text:p>49.2566590234</text:p>
          </table:table-cell>
          <table:table-cell office:value-type="string" calcext:value-type="string">
            <text:p>[{'nOctaves': 7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419.35" calcext:value-type="float">
            <text:p>21419.35</text:p>
          </table:table-cell>
          <table:table-cell office:value-type="float" office:value="5" calcext:value-type="float">
            <text:p>5</text:p>
          </table:table-cell>
          <table:table-cell office:value-type="float" office:value="825.140336907255" calcext:value-type="float">
            <text:p>825.1403369073</text:p>
          </table:table-cell>
          <table:table-cell office:value-type="float" office:value="81.2678429528936" calcext:value-type="float">
            <text:p>81.2678429529</text:p>
          </table:table-cell>
          <table:table-cell office:value-type="string" calcext:value-type="string">
            <text:p>[{'sigma': 2.5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84.05" calcext:value-type="float">
            <text:p>4184.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4.925186510221" calcext:value-type="float">
            <text:p>284.9251865102</text:p>
          </table:table-cell>
          <table:table-cell office:value-type="float" office:value="177.147066357585" calcext:value-type="float">
            <text:p>177.1470663576</text:p>
          </table:table-cell>
          <table:table-cell office:value-type="string" calcext:value-type="string">
            <text:p>[{'qualityLevel': 0.1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117.1" calcext:value-type="float">
            <text:p>16117.1</text:p>
          </table:table-cell>
          <table:table-cell office:value-type="float" office:value="42" calcext:value-type="float">
            <text:p>42</text:p>
          </table:table-cell>
          <table:table-cell office:value-type="float" office:value="719.596456363014" calcext:value-type="float">
            <text:p>719.596456363</text:p>
          </table:table-cell>
          <table:table-cell office:value-type="float" office:value="49.2566590233568" calcext:value-type="float">
            <text:p>49.2566590234</text:p>
          </table:table-cell>
          <table:table-cell office:value-type="string" calcext:value-type="string">
            <text:p>[{'nOctaves': 5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419.35" calcext:value-type="float">
            <text:p>21419.35</text:p>
          </table:table-cell>
          <table:table-cell office:value-type="float" office:value="3" calcext:value-type="float">
            <text:p>3</text:p>
          </table:table-cell>
          <table:table-cell office:value-type="float" office:value="780.580228840048" calcext:value-type="float">
            <text:p>780.58022884</text:p>
          </table:table-cell>
          <table:table-cell office:value-type="float" office:value="80.4089492016158" calcext:value-type="float">
            <text:p>80.4089492016</text:p>
          </table:table-cell>
          <table:table-cell office:value-type="string" calcext:value-type="string">
            <text:p>[{'sigma': 1.0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84.6" calcext:value-type="float">
            <text:p>3984.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0.127925080759" calcext:value-type="float">
            <text:p>270.1279250808</text:p>
          </table:table-cell>
          <table:table-cell office:value-type="float" office:value="165.007443809969" calcext:value-type="float">
            <text:p>165.00744381</text:p>
          </table:table-cell>
          <table:table-cell office:value-type="string" calcext:value-type="string">
            <text:p>[{'qualityLevel': 0.9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015.55" calcext:value-type="float">
            <text:p>8015.55</text:p>
          </table:table-cell>
          <table:table-cell office:value-type="float" office:value="25" calcext:value-type="float">
            <text:p>25</text:p>
          </table:table-cell>
          <table:table-cell office:value-type="float" office:value="731.572334914547" calcext:value-type="float">
            <text:p>731.5723349145</text:p>
          </table:table-cell>
          <table:table-cell office:value-type="float" office:value="47.8898477926952" calcext:value-type="float">
            <text:p>47.8898477927</text:p>
          </table:table-cell>
          <table:table-cell office:value-type="string" calcext:value-type="string">
            <text:p>[{'nOctaves': 3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445.25" calcext:value-type="float">
            <text:p>32445.25</text:p>
          </table:table-cell>
          <table:table-cell office:value-type="float" office:value="13" calcext:value-type="float">
            <text:p>13</text:p>
          </table:table-cell>
          <table:table-cell office:value-type="float" office:value="854.059592227334" calcext:value-type="float">
            <text:p>854.0595922273</text:p>
          </table:table-cell>
          <table:table-cell office:value-type="float" office:value="79.7055524392772" calcext:value-type="float">
            <text:p>79.7055524393</text:p>
          </table:table-cell>
          <table:table-cell office:value-type="string" calcext:value-type="string">
            <text:p>[{'sigma': 1.6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01.3" calcext:value-type="float">
            <text:p>300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7.942453438463" calcext:value-type="float">
            <text:p>277.9424534385</text:p>
          </table:table-cell>
          <table:table-cell office:value-type="float" office:value="161.851294703343" calcext:value-type="float">
            <text:p>161.8512947033</text:p>
          </table:table-cell>
          <table:table-cell office:value-type="string" calcext:value-type="string">
            <text:p>[{'qualityLevel': 0.1, 'minDistance': 6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994.15" calcext:value-type="float">
            <text:p>7994.15</text:p>
          </table:table-cell>
          <table:table-cell office:value-type="float" office:value="5" calcext:value-type="float">
            <text:p>5</text:p>
          </table:table-cell>
          <table:table-cell office:value-type="float" office:value="755.519317570355" calcext:value-type="float">
            <text:p>755.5193175704</text:p>
          </table:table-cell>
          <table:table-cell office:value-type="float" office:value="47.6957008629023" calcext:value-type="float">
            <text:p>47.6957008629</text:p>
          </table:table-cell>
          <table:table-cell office:value-type="string" calcext:value-type="string">
            <text:p>[{'nOctaves': 3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624.35" calcext:value-type="float">
            <text:p>56624.35</text:p>
          </table:table-cell>
          <table:table-cell office:value-type="float" office:value="15" calcext:value-type="float">
            <text:p>15</text:p>
          </table:table-cell>
          <table:table-cell office:value-type="float" office:value="872.050836987849" calcext:value-type="float">
            <text:p>872.0508369878</text:p>
          </table:table-cell>
          <table:table-cell office:value-type="float" office:value="79.627002807418" calcext:value-type="float">
            <text:p>79.6270028074</text:p>
          </table:table-cell>
          <table:table-cell office:value-type="string" calcext:value-type="string">
            <text:p>[{'sigma': 1.0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87.75" calcext:value-type="float">
            <text:p>4687.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6.941577657871" calcext:value-type="float">
            <text:p>286.9415776579</text:p>
          </table:table-cell>
          <table:table-cell office:value-type="float" office:value="159.520765822313" calcext:value-type="float">
            <text:p>159.5207658223</text:p>
          </table:table-cell>
          <table:table-cell office:value-type="string" calcext:value-type="string">
            <text:p>[{'qualityLevel': 0.9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322.85" calcext:value-type="float">
            <text:p>14322.85</text:p>
          </table:table-cell>
          <table:table-cell office:value-type="float" office:value="27" calcext:value-type="float">
            <text:p>27</text:p>
          </table:table-cell>
          <table:table-cell office:value-type="float" office:value="734.730869253259" calcext:value-type="float">
            <text:p>734.7308692533</text:p>
          </table:table-cell>
          <table:table-cell office:value-type="float" office:value="47.6550226137876" calcext:value-type="float">
            <text:p>47.6550226138</text:p>
          </table:table-cell>
          <table:table-cell office:value-type="string" calcext:value-type="string">
            <text:p>[{'nOctaves': 7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547.4" calcext:value-type="float">
            <text:p>33547.4</text:p>
          </table:table-cell>
          <table:table-cell office:value-type="float" office:value="7" calcext:value-type="float">
            <text:p>7</text:p>
          </table:table-cell>
          <table:table-cell office:value-type="float" office:value="821.474187166752" calcext:value-type="float">
            <text:p>821.4741871668</text:p>
          </table:table-cell>
          <table:table-cell office:value-type="float" office:value="79.4191844451579" calcext:value-type="float">
            <text:p>79.4191844452</text:p>
          </table:table-cell>
          <table:table-cell office:value-type="string" calcext:value-type="string">
            <text:p>[{'sigma': 1.6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76.15" calcext:value-type="float">
            <text:p>2976.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9.072594312928" calcext:value-type="float">
            <text:p>299.0725943129</text:p>
          </table:table-cell>
          <table:table-cell office:value-type="float" office:value="159.520765822313" calcext:value-type="float">
            <text:p>159.5207658223</text:p>
          </table:table-cell>
          <table:table-cell office:value-type="string" calcext:value-type="string">
            <text:p>[{'qualityLevel': 0.9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322.85" calcext:value-type="float">
            <text:p>14322.85</text:p>
          </table:table-cell>
          <table:table-cell office:value-type="float" office:value="26" calcext:value-type="float">
            <text:p>26</text:p>
          </table:table-cell>
          <table:table-cell office:value-type="float" office:value="733.071480564046" calcext:value-type="float">
            <text:p>733.071480564</text:p>
          </table:table-cell>
          <table:table-cell office:value-type="float" office:value="47.6550226137876" calcext:value-type="float">
            <text:p>47.6550226138</text:p>
          </table:table-cell>
          <table:table-cell office:value-type="string" calcext:value-type="string">
            <text:p>[{'nOctaves': 5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547.4" calcext:value-type="float">
            <text:p>33547.4</text:p>
          </table:table-cell>
          <table:table-cell office:value-type="float" office:value="9" calcext:value-type="float">
            <text:p>9</text:p>
          </table:table-cell>
          <table:table-cell office:value-type="float" office:value="825.941522327722" calcext:value-type="float">
            <text:p>825.9415223277</text:p>
          </table:table-cell>
          <table:table-cell office:value-type="float" office:value="79.3068080927931" calcext:value-type="float">
            <text:p>79.3068080928</text:p>
          </table:table-cell>
          <table:table-cell office:value-type="string" calcext:value-type="string">
            <text:p>[{'sigma': 1.0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48.6" calcext:value-type="float">
            <text:p>3848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.68781922895" calcext:value-type="float">
            <text:p>279.687819229</text:p>
          </table:table-cell>
          <table:table-cell office:value-type="float" office:value="157.211434987878" calcext:value-type="float">
            <text:p>157.2114349879</text:p>
          </table:table-cell>
          <table:table-cell office:value-type="string" calcext:value-type="string">
            <text:p>[{'qualityLevel': 0.1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326.55" calcext:value-type="float">
            <text:p>8326.55</text:p>
          </table:table-cell>
          <table:table-cell office:value-type="float" office:value="7" calcext:value-type="float">
            <text:p>7</text:p>
          </table:table-cell>
          <table:table-cell office:value-type="float" office:value="757.281679076562" calcext:value-type="float">
            <text:p>757.2816790766</text:p>
          </table:table-cell>
          <table:table-cell office:value-type="float" office:value="47.5546258311186" calcext:value-type="float">
            <text:p>47.5546258311</text:p>
          </table:table-cell>
          <table:table-cell office:value-type="string" calcext:value-type="string">
            <text:p>[{'nOctaves': 7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848.25" calcext:value-type="float">
            <text:p>57848.25</text:p>
          </table:table-cell>
          <table:table-cell office:value-type="float" office:value="1" calcext:value-type="float">
            <text:p>1</text:p>
          </table:table-cell>
          <table:table-cell office:value-type="float" office:value="625.388415329291" calcext:value-type="float">
            <text:p>625.3884153293</text:p>
          </table:table-cell>
          <table:table-cell office:value-type="float" office:value="79.2419984204697" calcext:value-type="float">
            <text:p>79.2419984205</text:p>
          </table:table-cell>
          <table:table-cell office:value-type="string" calcext:value-type="string">
            <text:p>[{'sigma': 1.6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6.579825434019" calcext:value-type="float">
            <text:p>276.579825434</text:p>
          </table:table-cell>
          <table:table-cell office:value-type="float" office:value="152.185925613818" calcext:value-type="float">
            <text:p>152.1859256138</text:p>
          </table:table-cell>
          <table:table-cell office:value-type="string" calcext:value-type="string">
            <text:p>[{'qualityLevel': 0.9, 'minDistance': 6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66.9" calcext:value-type="float">
            <text:p>8266.9</text:p>
          </table:table-cell>
          <table:table-cell office:value-type="float" office:value="6" calcext:value-type="float">
            <text:p>6</text:p>
          </table:table-cell>
          <table:table-cell office:value-type="float" office:value="756.452354617824" calcext:value-type="float">
            <text:p>756.4523546178</text:p>
          </table:table-cell>
          <table:table-cell office:value-type="float" office:value="47.5546258311186" calcext:value-type="float">
            <text:p>47.5546258311</text:p>
          </table:table-cell>
          <table:table-cell office:value-type="string" calcext:value-type="string">
            <text:p>[{'nOctaves': 5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848.25" calcext:value-type="float">
            <text:p>57848.25</text:p>
          </table:table-cell>
          <table:table-cell office:value-type="float" office:value="59" calcext:value-type="float">
            <text:p>59</text:p>
          </table:table-cell>
          <table:table-cell office:value-type="float" office:value="802.583741841996" calcext:value-type="float">
            <text:p>802.583741842</text:p>
          </table:table-cell>
          <table:table-cell office:value-type="float" office:value="77.4167557217261" calcext:value-type="float">
            <text:p>77.4167557217</text:p>
          </table:table-cell>
          <table:table-cell office:value-type="string" calcext:value-type="string">
            <text:p>[{'sigma': 2.5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3.95" calcext:value-type="float">
            <text:p>943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.407580790599" calcext:value-type="float">
            <text:p>274.4075807906</text:p>
          </table:table-cell>
          <table:table-cell office:value-type="float" office:value="143.9872100141" calcext:value-type="float">
            <text:p>143.9872100141</text:p>
          </table:table-cell>
          <table:table-cell office:value-type="string" calcext:value-type="string">
            <text:p>[{'qualityLevel': 0.1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473.6" calcext:value-type="float">
            <text:p>8473.6</text:p>
          </table:table-cell>
          <table:table-cell office:value-type="float" office:value="45" calcext:value-type="float">
            <text:p>45</text:p>
          </table:table-cell>
          <table:table-cell office:value-type="float" office:value="747.721289300107" calcext:value-type="float">
            <text:p>747.7212893001</text:p>
          </table:table-cell>
          <table:table-cell office:value-type="float" office:value="47.3418471474497" calcext:value-type="float">
            <text:p>47.3418471474</text:p>
          </table:table-cell>
          <table:table-cell office:value-type="string" calcext:value-type="string">
            <text:p>[{'nOctaves': 3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636" calcext:value-type="float">
            <text:p>24636</text:p>
          </table:table-cell>
          <table:table-cell office:value-type="float" office:value="56" calcext:value-type="float">
            <text:p>56</text:p>
          </table:table-cell>
          <table:table-cell office:value-type="float" office:value="792.316666159614" calcext:value-type="float">
            <text:p>792.3166661596</text:p>
          </table:table-cell>
          <table:table-cell office:value-type="float" office:value="77.4128231970538" calcext:value-type="float">
            <text:p>77.4128231971</text:p>
          </table:table-cell>
          <table:table-cell office:value-type="string" calcext:value-type="string">
            <text:p>[{'sigma': 2.5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3.55" calcext:value-type="float">
            <text:p>943.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6.501894617965" calcext:value-type="float">
            <text:p>306.501894618</text:p>
          </table:table-cell>
          <table:table-cell office:value-type="float" office:value="141.670137776432" calcext:value-type="float">
            <text:p>141.6701377764</text:p>
          </table:table-cell>
          <table:table-cell office:value-type="string" calcext:value-type="string">
            <text:p>[{'qualityLevel': 0.9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763.85" calcext:value-type="float">
            <text:p>19763.85</text:p>
          </table:table-cell>
          <table:table-cell office:value-type="float" office:value="46" calcext:value-type="float">
            <text:p>46</text:p>
          </table:table-cell>
          <table:table-cell office:value-type="float" office:value="749.638406680341" calcext:value-type="float">
            <text:p>749.6384066803</text:p>
          </table:table-cell>
          <table:table-cell office:value-type="float" office:value="47.0978570943649" calcext:value-type="float">
            <text:p>47.0978570944</text:p>
          </table:table-cell>
          <table:table-cell office:value-type="string" calcext:value-type="string">
            <text:p>[{'nOctaves': 5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569.2" calcext:value-type="float">
            <text:p>25569.2</text:p>
          </table:table-cell>
          <table:table-cell office:value-type="float" office:value="8" calcext:value-type="float">
            <text:p>8</text:p>
          </table:table-cell>
          <table:table-cell office:value-type="float" office:value="824.196367985346" calcext:value-type="float">
            <text:p>824.1963679853</text:p>
          </table:table-cell>
          <table:table-cell office:value-type="float" office:value="77.2511679606093" calcext:value-type="float">
            <text:p>77.2511679606</text:p>
          </table:table-cell>
          <table:table-cell office:value-type="string" calcext:value-type="string">
            <text:p>[{'sigma': 2.5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94.9" calcext:value-type="float">
            <text:p>2994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4.664769115509" calcext:value-type="float">
            <text:p>294.6647691155</text:p>
          </table:table-cell>
          <table:table-cell office:value-type="float" office:value="141.670137776432" calcext:value-type="float">
            <text:p>141.6701377764</text:p>
          </table:table-cell>
          <table:table-cell office:value-type="string" calcext:value-type="string">
            <text:p>[{'qualityLevel': 0.9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763.85" calcext:value-type="float">
            <text:p>19763.85</text:p>
          </table:table-cell>
          <table:table-cell office:value-type="float" office:value="47" calcext:value-type="float">
            <text:p>47</text:p>
          </table:table-cell>
          <table:table-cell office:value-type="float" office:value="748.279773462206" calcext:value-type="float">
            <text:p>748.2797734622</text:p>
          </table:table-cell>
          <table:table-cell office:value-type="float" office:value="47.0978570943649" calcext:value-type="float">
            <text:p>47.0978570944</text:p>
          </table:table-cell>
          <table:table-cell office:value-type="string" calcext:value-type="string">
            <text:p>[{'nOctaves': 7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569.2" calcext:value-type="float">
            <text:p>25569.2</text:p>
          </table:table-cell>
          <table:table-cell office:value-type="float" office:value="14" calcext:value-type="float">
            <text:p>14</text:p>
          </table:table-cell>
          <table:table-cell office:value-type="float" office:value="851.748211236083" calcext:value-type="float">
            <text:p>851.7482112361</text:p>
          </table:table-cell>
          <table:table-cell office:value-type="float" office:value="76.4456067427316" calcext:value-type="float">
            <text:p>76.4456067427</text:p>
          </table:table-cell>
          <table:table-cell office:value-type="string" calcext:value-type="string">
            <text:p>[{'sigma': 2.5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16.2" calcext:value-type="float">
            <text:p>3016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1.660250104219" calcext:value-type="float">
            <text:p>301.6602501042</text:p>
          </table:table-cell>
          <table:table-cell office:value-type="float" office:value="140.402593674115" calcext:value-type="float">
            <text:p>140.4025936741</text:p>
          </table:table-cell>
          <table:table-cell office:value-type="string" calcext:value-type="string">
            <text:p>[{'qualityLevel': 0.1, 'minDistance': 6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651.3" calcext:value-type="float">
            <text:p>16651.3</text:p>
          </table:table-cell>
          <table:table-cell office:value-type="float" office:value="29" calcext:value-type="float">
            <text:p>29</text:p>
          </table:table-cell>
          <table:table-cell office:value-type="float" office:value="750.227944231097" calcext:value-type="float">
            <text:p>750.2279442311</text:p>
          </table:table-cell>
          <table:table-cell office:value-type="float" office:value="45.8714517812301" calcext:value-type="float">
            <text:p>45.8714517812</text:p>
          </table:table-cell>
          <table:table-cell office:value-type="string" calcext:value-type="string">
            <text:p>[{'nOctaves': 3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609.6" calcext:value-type="float">
            <text:p>38609.6</text:p>
          </table:table-cell>
          <table:table-cell office:value-type="float" office:value="54" calcext:value-type="float">
            <text:p>54</text:p>
          </table:table-cell>
          <table:table-cell office:value-type="float" office:value="754.79502699171" calcext:value-type="float">
            <text:p>754.7950269917</text:p>
          </table:table-cell>
          <table:table-cell office:value-type="float" office:value="76.0931445520296" calcext:value-type="float">
            <text:p>76.093144552</text:p>
          </table:table-cell>
          <table:table-cell office:value-type="string" calcext:value-type="string">
            <text:p>[{'sigma': 1.0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0.8" calcext:value-type="float">
            <text:p>890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8.156791449641" calcext:value-type="float">
            <text:p>288.1567914496</text:p>
          </table:table-cell>
          <table:table-cell office:value-type="float" office:value="135.982521337765" calcext:value-type="float">
            <text:p>135.9825213378</text:p>
          </table:table-cell>
          <table:table-cell office:value-type="string" calcext:value-type="string">
            <text:p>[{'qualityLevel': 0.9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657.25" calcext:value-type="float">
            <text:p>15657.25</text:p>
          </table:table-cell>
          <table:table-cell office:value-type="float" office:value="31" calcext:value-type="float">
            <text:p>31</text:p>
          </table:table-cell>
          <table:table-cell office:value-type="float" office:value="746.399200169661" calcext:value-type="float">
            <text:p>746.3992001697</text:p>
          </table:table-cell>
          <table:table-cell office:value-type="float" office:value="45.7045056706378" calcext:value-type="float">
            <text:p>45.7045056706</text:p>
          </table:table-cell>
          <table:table-cell office:value-type="string" calcext:value-type="string">
            <text:p>[{'nOctaves': 7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647.4" calcext:value-type="float">
            <text:p>39647.4</text:p>
          </table:table-cell>
          <table:table-cell office:value-type="float" office:value="57" calcext:value-type="float">
            <text:p>57</text:p>
          </table:table-cell>
          <table:table-cell office:value-type="float" office:value="741.496976122339" calcext:value-type="float">
            <text:p>741.4969761223</text:p>
          </table:table-cell>
          <table:table-cell office:value-type="float" office:value="76.0080908886065" calcext:value-type="float">
            <text:p>76.0080908886</text:p>
          </table:table-cell>
          <table:table-cell office:value-type="string" calcext:value-type="string">
            <text:p>[{'sigma': 1.0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2.9" calcext:value-type="float">
            <text:p>892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4.351829230715" calcext:value-type="float">
            <text:p>334.3518292307</text:p>
          </table:table-cell>
          <table:table-cell office:value-type="float" office:value="126.653996685707" calcext:value-type="float">
            <text:p>126.6539966857</text:p>
          </table:table-cell>
          <table:table-cell office:value-type="string" calcext:value-type="string">
            <text:p>[{'qualityLevel': 0.9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58.05" calcext:value-type="float">
            <text:p>33258.05</text:p>
          </table:table-cell>
          <table:table-cell office:value-type="float" office:value="30" calcext:value-type="float">
            <text:p>30</text:p>
          </table:table-cell>
          <table:table-cell office:value-type="float" office:value="753.074909422948" calcext:value-type="float">
            <text:p>753.0749094229</text:p>
          </table:table-cell>
          <table:table-cell office:value-type="float" office:value="45.7045056706378" calcext:value-type="float">
            <text:p>45.7045056706</text:p>
          </table:table-cell>
          <table:table-cell office:value-type="string" calcext:value-type="string">
            <text:p>[{'nOctaves': 5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647.4" calcext:value-type="float">
            <text:p>39647.4</text:p>
          </table:table-cell>
          <table:table-cell office:value-type="float" office:value="4" calcext:value-type="float">
            <text:p>4</text:p>
          </table:table-cell>
          <table:table-cell office:value-type="float" office:value="803.164851872284" calcext:value-type="float">
            <text:p>803.1648518723</text:p>
          </table:table-cell>
          <table:table-cell office:value-type="float" office:value="75.8400390180722" calcext:value-type="float">
            <text:p>75.8400390181</text:p>
          </table:table-cell>
          <table:table-cell office:value-type="string" calcext:value-type="string">
            <text:p>[{'sigma': 1.6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32.4" calcext:value-type="float">
            <text:p>4332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6.142681921343" calcext:value-type="float">
            <text:p>326.1426819213</text:p>
          </table:table-cell>
          <table:table-cell office:value-type="float" office:value="126.653996685707" calcext:value-type="float">
            <text:p>126.6539966857</text:p>
          </table:table-cell>
          <table:table-cell office:value-type="string" calcext:value-type="string">
            <text:p>[{'qualityLevel': 0.9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58.05" calcext:value-type="float">
            <text:p>33258.05</text:p>
          </table:table-cell>
          <table:table-cell office:value-type="float" office:value="9" calcext:value-type="float">
            <text:p>9</text:p>
          </table:table-cell>
          <table:table-cell office:value-type="float" office:value="795.531198768327" calcext:value-type="float">
            <text:p>795.5311987683</text:p>
          </table:table-cell>
          <table:table-cell office:value-type="float" office:value="44.6390717815093" calcext:value-type="float">
            <text:p>44.6390717815</text:p>
          </table:table-cell>
          <table:table-cell office:value-type="string" calcext:value-type="string">
            <text:p>[{'nOctaves': 3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7078.3" calcext:value-type="float">
            <text:p>77078.3</text:p>
          </table:table-cell>
          <table:table-cell office:value-type="float" office:value="16" calcext:value-type="float">
            <text:p>16</text:p>
          </table:table-cell>
          <table:table-cell office:value-type="float" office:value="858.867818084358" calcext:value-type="float">
            <text:p>858.8678180844</text:p>
          </table:table-cell>
          <table:table-cell office:value-type="float" office:value="74.8046352731325" calcext:value-type="float">
            <text:p>74.8046352731</text:p>
          </table:table-cell>
          <table:table-cell office:value-type="string" calcext:value-type="string">
            <text:p>[{'sigma': 1.6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92.8" calcext:value-type="float">
            <text:p>4392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6.233648247016" calcext:value-type="float">
            <text:p>336.233648247</text:p>
          </table:table-cell>
          <table:table-cell office:value-type="float" office:value="115.06217731609" calcext:value-type="float">
            <text:p>115.0621773161</text:p>
          </table:table-cell>
          <table:table-cell office:value-type="string" calcext:value-type="string">
            <text:p>[{'qualityLevel': 0.1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062.65" calcext:value-type="float">
            <text:p>39062.65</text:p>
          </table:table-cell>
          <table:table-cell office:value-type="float" office:value="11" calcext:value-type="float">
            <text:p>11</text:p>
          </table:table-cell>
          <table:table-cell office:value-type="float" office:value="796.655047124726" calcext:value-type="float">
            <text:p>796.6550471247</text:p>
          </table:table-cell>
          <table:table-cell office:value-type="float" office:value="44.5734025513851" calcext:value-type="float">
            <text:p>44.5734025514</text:p>
          </table:table-cell>
          <table:table-cell office:value-type="string" calcext:value-type="string">
            <text:p>[{'nOctaves': 7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8198.5" calcext:value-type="float">
            <text:p>78198.5</text:p>
          </table:table-cell>
          <table:table-cell office:value-type="float" office:value="60" calcext:value-type="float">
            <text:p>60</text:p>
          </table:table-cell>
          <table:table-cell office:value-type="float" office:value="767.657707679301" calcext:value-type="float">
            <text:p>767.6577076793</text:p>
          </table:table-cell>
          <table:table-cell office:value-type="float" office:value="74.7874651293081" calcext:value-type="float">
            <text:p>74.7874651293</text:p>
          </table:table-cell>
          <table:table-cell office:value-type="string" calcext:value-type="string">
            <text:p>[{'sigma': 1.0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1.830193112837" calcext:value-type="float">
            <text:p>341.8301931128</text:p>
          </table:table-cell>
          <table:table-cell office:value-type="float" office:value="115.06217731609" calcext:value-type="float">
            <text:p>115.0621773161</text:p>
          </table:table-cell>
          <table:table-cell office:value-type="string" calcext:value-type="string">
            <text:p>[{'qualityLevel': 0.1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062.65" calcext:value-type="float">
            <text:p>39062.65</text:p>
          </table:table-cell>
          <table:table-cell office:value-type="float" office:value="10" calcext:value-type="float">
            <text:p>10</text:p>
          </table:table-cell>
          <table:table-cell office:value-type="float" office:value="796.214738469568" calcext:value-type="float">
            <text:p>796.2147384696</text:p>
          </table:table-cell>
          <table:table-cell office:value-type="float" office:value="44.5734025513851" calcext:value-type="float">
            <text:p>44.5734025514</text:p>
          </table:table-cell>
          <table:table-cell office:value-type="string" calcext:value-type="string">
            <text:p>[{'nOctaves': 5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8198.5" calcext:value-type="float">
            <text:p>78198.5</text:p>
          </table:table-cell>
          <table:table-cell office:value-type="float" office:value="63" calcext:value-type="float">
            <text:p>63</text:p>
          </table:table-cell>
          <table:table-cell office:value-type="float" office:value="755.63424983187" calcext:value-type="float">
            <text:p>755.6342498319</text:p>
          </table:table-cell>
          <table:table-cell office:value-type="float" office:value="74.7449173301563" calcext:value-type="float">
            <text:p>74.7449173302</text:p>
          </table:table-cell>
          <table:table-cell office:value-type="string" calcext:value-type="string">
            <text:p>[{'sigma': 1.0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05.65" calcext:value-type="float">
            <text:p>905.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2.320751660829" calcext:value-type="float">
            <text:p>342.3207516608</text:p>
          </table:table-cell>
          <table:table-cell office:value-type="float" office:value="90.3669302589361" calcext:value-type="float">
            <text:p>90.3669302589</text:p>
          </table:table-cell>
          <table:table-cell office:value-type="string" calcext:value-type="string">
            <text:p>[{'qualityLevel': 0.9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8635.35" calcext:value-type="float">
            <text:p>58635.35</text:p>
          </table:table-cell>
          <table:table-cell office:value-type="float" office:value="13" calcext:value-type="float">
            <text:p>13</text:p>
          </table:table-cell>
          <table:table-cell office:value-type="float" office:value="835.517528883996" calcext:value-type="float">
            <text:p>835.517528884</text:p>
          </table:table-cell>
          <table:table-cell office:value-type="float" office:value="43.38709348104" calcext:value-type="float">
            <text:p>43.387093481</text:p>
          </table:table-cell>
          <table:table-cell office:value-type="string" calcext:value-type="string">
            <text:p>[{'nOctaves': 3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7451.65" calcext:value-type="float">
            <text:p>87451.65</text:p>
          </table:table-cell>
          <table:table-cell office:value-type="float" office:value="10" calcext:value-type="float">
            <text:p>10</text:p>
          </table:table-cell>
          <table:table-cell office:value-type="float" office:value="824.559467299611" calcext:value-type="float">
            <text:p>824.5594672996</text:p>
          </table:table-cell>
          <table:table-cell office:value-type="float" office:value="74.4121445909537" calcext:value-type="float">
            <text:p>74.412144591</text:p>
          </table:table-cell>
          <table:table-cell office:value-type="string" calcext:value-type="string">
            <text:p>[{'sigma': 1.6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72.85" calcext:value-type="float">
            <text:p>4272.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7.892811284889" calcext:value-type="float">
            <text:p>327.8928112849</text:p>
          </table:table-cell>
          <table:table-cell office:value-type="float" office:value="89.2786342540287" calcext:value-type="float">
            <text:p>89.278634254</text:p>
          </table:table-cell>
          <table:table-cell office:value-type="string" calcext:value-type="string">
            <text:p>[{'qualityLevel': 0.9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3775.15" calcext:value-type="float">
            <text:p>63775.15</text:p>
          </table:table-cell>
          <table:table-cell office:value-type="float" office:value="15" calcext:value-type="float">
            <text:p>15</text:p>
          </table:table-cell>
          <table:table-cell office:value-type="float" office:value="844.615097243662" calcext:value-type="float">
            <text:p>844.6150972437</text:p>
          </table:table-cell>
          <table:table-cell office:value-type="float" office:value="43.3278825191728" calcext:value-type="float">
            <text:p>43.3278825192</text:p>
          </table:table-cell>
          <table:table-cell office:value-type="string" calcext:value-type="string">
            <text:p>[{'nOctaves': 7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509.65" calcext:value-type="float">
            <text:p>88509.65</text:p>
          </table:table-cell>
          <table:table-cell office:value-type="float" office:value="11" calcext:value-type="float">
            <text:p>11</text:p>
          </table:table-cell>
          <table:table-cell office:value-type="float" office:value="829.086113632702" calcext:value-type="float">
            <text:p>829.0861136327</text:p>
          </table:table-cell>
          <table:table-cell office:value-type="float" office:value="73.1233555077716" calcext:value-type="float">
            <text:p>73.1233555078</text:p>
          </table:table-cell>
          <table:table-cell office:value-type="string" calcext:value-type="string">
            <text:p>[{'sigma': 2.5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419.35" calcext:value-type="float">
            <text:p>4419.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.654690825543" calcext:value-type="float">
            <text:p>401.6546908255</text:p>
          </table:table-cell>
          <table:table-cell office:value-type="float" office:value="76.6540397636202" calcext:value-type="float">
            <text:p>76.6540397636</text:p>
          </table:table-cell>
          <table:table-cell office:value-type="string" calcext:value-type="string">
            <text:p>[{'qualityLevel': 0.9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1770.85" calcext:value-type="float">
            <text:p>111770.85</text:p>
          </table:table-cell>
          <table:table-cell office:value-type="float" office:value="14" calcext:value-type="float">
            <text:p>14</text:p>
          </table:table-cell>
          <table:table-cell office:value-type="float" office:value="844.730570064273" calcext:value-type="float">
            <text:p>844.7305700643</text:p>
          </table:table-cell>
          <table:table-cell office:value-type="float" office:value="43.3278825191728" calcext:value-type="float">
            <text:p>43.3278825192</text:p>
          </table:table-cell>
          <table:table-cell office:value-type="string" calcext:value-type="string">
            <text:p>[{'nOctaves': 5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509.65" calcext:value-type="float">
            <text:p>88509.65</text:p>
          </table:table-cell>
          <table:table-cell office:value-type="float" office:value="61" calcext:value-type="float">
            <text:p>61</text:p>
          </table:table-cell>
          <table:table-cell office:value-type="float" office:value="765.533148466927" calcext:value-type="float">
            <text:p>765.5331484669</text:p>
          </table:table-cell>
          <table:table-cell office:value-type="float" office:value="72.6577572229202" calcext:value-type="float">
            <text:p>72.6577572229</text:p>
          </table:table-cell>
          <table:table-cell office:value-type="string" calcext:value-type="string">
            <text:p>[{'sigma': 1.6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2.45" calcext:value-type="float">
            <text:p>1022.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7.30484146527" calcext:value-type="float">
            <text:p>427.3048414653</text:p>
          </table:table-cell>
          <table:table-cell office:value-type="float" office:value="73.1542543018553" calcext:value-type="float">
            <text:p>73.1542543019</text:p>
          </table:table-cell>
          <table:table-cell office:value-type="string" calcext:value-type="string">
            <text:p>[{'qualityLevel': 0.9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5249.95" calcext:value-type="float">
            <text:p>145249.95</text:p>
          </table:table-cell>
          <table:table-cell office:value-type="float" office:value="48" calcext:value-type="float">
            <text:p>48</text:p>
          </table:table-cell>
          <table:table-cell office:value-type="float" office:value="647.328500940645" calcext:value-type="float">
            <text:p>647.3285009406</text:p>
          </table:table-cell>
          <table:table-cell/>
          <table:table-cell office:value-type="string" calcext:value-type="string">
            <text:p>[{'nOctaves': 1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0.45" calcext:value-type="float">
            <text:p>40.45</text:p>
          </table:table-cell>
          <table:table-cell office:value-type="float" office:value="64" calcext:value-type="float">
            <text:p>64</text:p>
          </table:table-cell>
          <table:table-cell office:value-type="float" office:value="764.859989263192" calcext:value-type="float">
            <text:p>764.8599892632</text:p>
          </table:table-cell>
          <table:table-cell office:value-type="float" office:value="72.6164984998366" calcext:value-type="float">
            <text:p>72.6164984998</text:p>
          </table:table-cell>
          <table:table-cell office:value-type="string" calcext:value-type="string">
            <text:p>[{'sigma': 1.6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6.15" calcext:value-type="float">
            <text:p>1026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.9844752284" calcext:value-type="float">
            <text:p>409.9844752284</text:p>
          </table:table-cell>
          <table:table-cell office:value-type="float" office:value="71.0087903336867" calcext:value-type="float">
            <text:p>71.0087903337</text:p>
          </table:table-cell>
          <table:table-cell office:value-type="string" calcext:value-type="string">
            <text:p>[{'qualityLevel': 0.1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9068.7" calcext:value-type="float">
            <text:p>119068.7</text:p>
          </table:table-cell>
          <table:table-cell office:value-type="float" office:value="64" calcext:value-type="float">
            <text:p>64</text:p>
          </table:table-cell>
          <table:table-cell office:value-type="float" office:value="638.141126342944" calcext:value-type="float">
            <text:p>638.1411263429</text:p>
          </table:table-cell>
          <table:table-cell/>
          <table:table-cell office:value-type="string" calcext:value-type="string">
            <text:p>[{'nOctaves': 1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.1" calcext:value-type="float">
            <text:p>2.1</text:p>
          </table:table-cell>
          <table:table-cell office:value-type="float" office:value="66" calcext:value-type="float">
            <text:p>66</text:p>
          </table:table-cell>
          <table:table-cell office:value-type="float" office:value="772.566799833554" calcext:value-type="float">
            <text:p>772.5667998336</text:p>
          </table:table-cell>
          <table:table-cell office:value-type="float" office:value="72.3975034621548" calcext:value-type="float">
            <text:p>72.3975034622</text:p>
          </table:table-cell>
          <table:table-cell office:value-type="string" calcext:value-type="string">
            <text:p>[{'sigma': 1.0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90.6" calcext:value-type="float">
            <text:p>109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1.007526369509" calcext:value-type="float">
            <text:p>441.0075263695</text:p>
          </table:table-cell>
          <table:table-cell office:value-type="float" office:value="65.0202961523836" calcext:value-type="float">
            <text:p>65.0202961524</text:p>
          </table:table-cell>
          <table:table-cell office:value-type="string" calcext:value-type="string">
            <text:p>[{'qualityLevel': 0.1, 'minDistance': 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206.45" calcext:value-type="float">
            <text:p>168206.45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71.985145823777" calcext:value-type="float">
            <text:p>771.9851458238</text:p>
          </table:table-cell>
          <table:table-cell office:value-type="float" office:value="72.0680800192061" calcext:value-type="float">
            <text:p>72.0680800192</text:p>
          </table:table-cell>
          <table:table-cell office:value-type="string" calcext:value-type="string">
            <text:p>[{'sigma': 1.0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98.25" calcext:value-type="float">
            <text:p>1098.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[{'qualityLevel': 0.9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.75" calcext:value-type="float">
            <text:p>37.75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857.012224713876" calcext:value-type="float">
            <text:p>857.0122247139</text:p>
          </table:table-cell>
          <table:table-cell office:value-type="float" office:value="72.0494217958274" calcext:value-type="float">
            <text:p>72.0494217958</text:p>
          </table:table-cell>
          <table:table-cell office:value-type="string" calcext:value-type="string">
            <text:p>[{'sigma': 2.5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33.65" calcext:value-type="float">
            <text:p>4533.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[{'qualityLevel': 0.9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.75" calcext:value-type="float">
            <text:p>37.75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764.487531620089" calcext:value-type="float">
            <text:p>764.4875316201</text:p>
          </table:table-cell>
          <table:table-cell office:value-type="float" office:value="71.4174967239308" calcext:value-type="float">
            <text:p>71.4174967239</text:p>
          </table:table-cell>
          <table:table-cell office:value-type="string" calcext:value-type="string">
            <text:p>[{'sigma': 1.6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26.95" calcext:value-type="float">
            <text:p>926.95</text:p>
          </table:table-cell>
        </table:table-row>
        <table:table-row table:style-name="ro1"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770.697775041102" calcext:value-type="float">
            <text:p>770.6977750411</text:p>
          </table:table-cell>
          <table:table-cell office:value-type="float" office:value="71.3975765620576" calcext:value-type="float">
            <text:p>71.3975765621</text:p>
          </table:table-cell>
          <table:table-cell office:value-type="string" calcext:value-type="string">
            <text:p>[{'sigma': 1.6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25.95" calcext:value-type="float">
            <text:p>925.95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SUM([.B2:.B85])/83" office:value-type="float" office:value="273.003683330001" calcext:value-type="float">
            <text:p>273.00368333</text:p>
          </table:table-cell>
          <table:table-cell table:formula="of:=SUM([.C2:.C84])/83" office:value-type="float" office:value="207.998129530864" calcext:value-type="float">
            <text:p>207.9981295309</text:p>
          </table:table-cell>
          <table:table-cell table:number-columns-repeated="2"/>
          <table:table-cell table:formula="of:=SUM([.F2:.F85])/83" office:value-type="float" office:value="13881.4" calcext:value-type="float">
            <text:p>13881.4</text:p>
          </table:table-cell>
          <table:table-cell/>
          <table:table-cell table:formula="of:=SUM([.H2:.H85])/80" office:value-type="float" office:value="707.02467137643" calcext:value-type="float">
            <text:p>707.0246713764</text:p>
          </table:table-cell>
          <table:table-cell table:formula="of:=SUM([.I2:.I84])/80" office:value-type="float" office:value="64.2904207391944" calcext:value-type="float">
            <text:p>64.2904207392</text:p>
          </table:table-cell>
          <table:table-cell table:number-columns-repeated="2"/>
          <table:table-cell table:formula="of:=SUM([.L2:.L85])/80" office:value-type="float" office:value="19884.193125" calcext:value-type="float">
            <text:p>19884.193125</text:p>
          </table:table-cell>
          <table:table-cell office:value-type="float" office:value="67" calcext:value-type="float">
            <text:p>67</text:p>
          </table:table-cell>
          <table:table-cell office:value-type="float" office:value="780.282115895007" calcext:value-type="float">
            <text:p>780.282115895</text:p>
          </table:table-cell>
          <table:table-cell office:value-type="float" office:value="69.9149600110912" calcext:value-type="float">
            <text:p>69.9149600111</text:p>
          </table:table-cell>
          <table:table-cell office:value-type="string" calcext:value-type="string">
            <text:p>[{'sigma': 1.6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64.95" calcext:value-type="float">
            <text:p>1064.95</text:p>
          </table:table-cell>
        </table:table-row>
        <table:table-row table:style-name="ro1">
          <table:table-cell table:number-columns-repeated="12"/>
          <table:table-cell office:value-type="float" office:value="70" calcext:value-type="float">
            <text:p>70</text:p>
          </table:table-cell>
          <table:table-cell office:value-type="float" office:value="780.943339317852" calcext:value-type="float">
            <text:p>780.9433393179</text:p>
          </table:table-cell>
          <table:table-cell office:value-type="float" office:value="69.8916697579211" calcext:value-type="float">
            <text:p>69.8916697579</text:p>
          </table:table-cell>
          <table:table-cell office:value-type="string" calcext:value-type="string">
            <text:p>[{'sigma': 1.6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67.3" calcext:value-type="float">
            <text:p>1067.3</text:p>
          </table:table-cell>
        </table:table-row>
        <table:table-row table:style-name="ro1"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775.3543595938" calcext:value-type="float">
            <text:p>775.3543595938</text:p>
          </table:table-cell>
          <table:table-cell office:value-type="float" office:value="69.1840730027822" calcext:value-type="float">
            <text:p>69.1840730028</text:p>
          </table:table-cell>
          <table:table-cell office:value-type="string" calcext:value-type="string">
            <text:p>[{'sigma': 2.5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72.1" calcext:value-type="float">
            <text:p>1072.1</text:p>
          </table:table-cell>
        </table:table-row>
        <table:table-row table:style-name="ro1"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775.231953273392" calcext:value-type="float">
            <text:p>775.2319532734</text:p>
          </table:table-cell>
          <table:table-cell office:value-type="float" office:value="69.1600854594874" calcext:value-type="float">
            <text:p>69.1600854595</text:p>
          </table:table-cell>
          <table:table-cell office:value-type="string" calcext:value-type="string">
            <text:p>[{'sigma': 2.5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76.5" calcext:value-type="float">
            <text:p>1076.5</text:p>
          </table:table-cell>
        </table:table-row>
        <table:table-row table:style-name="ro1"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790.492067160773" calcext:value-type="float">
            <text:p>790.4920671608</text:p>
          </table:table-cell>
          <table:table-cell office:value-type="float" office:value="69.068708682337" calcext:value-type="float">
            <text:p>69.0687086823</text:p>
          </table:table-cell>
          <table:table-cell office:value-type="string" calcext:value-type="string">
            <text:p>[{'sigma': 2.5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20.85" calcext:value-type="float">
            <text:p>1120.85</text:p>
          </table:table-cell>
        </table:table-row>
        <table:table-row table:style-name="ro1"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791.098466640851" calcext:value-type="float">
            <text:p>791.0984666409</text:p>
          </table:table-cell>
          <table:table-cell office:value-type="float" office:value="69.0095276889091" calcext:value-type="float">
            <text:p>69.0095276889</text:p>
          </table:table-cell>
          <table:table-cell office:value-type="string" calcext:value-type="string">
            <text:p>[{'sigma': 2.5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829.989685878802" calcext:value-type="float">
            <text:p>829.9896858788</text:p>
          </table:table-cell>
          <table:table-cell office:value-type="float" office:value="58.9928980849922" calcext:value-type="float">
            <text:p>58.992898085</text:p>
          </table:table-cell>
          <table:table-cell office:value-type="string" calcext:value-type="string">
            <text:p>[{'sigma': 1.0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722.05" calcext:value-type="float">
            <text:p>18722.05</text:p>
          </table:table-cell>
        </table:table-row>
        <table:table-row table:style-name="ro1">
          <table:table-cell office:value-type="string" calcext:value-type="string">
            <text:p>ALL LIFESPAN:</text:p>
          </table:table-cell>
          <table:table-cell table:formula="of:=([.C86]+[.I86]+[.O165])/3" office:value-type="float" office:value="114.57179728882" calcext:value-type="float">
            <text:p>114.5717972888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845.150312124656" calcext:value-type="float">
            <text:p>845.1503121247</text:p>
          </table:table-cell>
          <table:table-cell office:value-type="float" office:value="57.7902275595834" calcext:value-type="float">
            <text:p>57.7902275596</text:p>
          </table:table-cell>
          <table:table-cell office:value-type="string" calcext:value-type="string">
            <text:p>[{'sigma': 1.0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7813.95" calcext:value-type="float">
            <text:p>17813.95</text:p>
          </table:table-cell>
        </table:table-row>
        <table:table-row table:style-name="ro1">
          <table:table-cell office:value-type="string" calcext:value-type="string">
            <text:p>ALL RUNTIME: </text:p>
          </table:table-cell>
          <table:table-cell table:formula="of:=([.B86]+[.H86]+[.N165])/3" office:value-type="float" office:value="574.021447168259" calcext:value-type="float">
            <text:p>574.0214471683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801.045306095199" calcext:value-type="float">
            <text:p>801.0453060952</text:p>
          </table:table-cell>
          <table:table-cell office:value-type="float" office:value="57.4766178067924" calcext:value-type="float">
            <text:p>57.4766178068</text:p>
          </table:table-cell>
          <table:table-cell office:value-type="string" calcext:value-type="string">
            <text:p>[{'sigma': 1.0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075.8" calcext:value-type="float">
            <text:p>21075.8</text:p>
          </table:table-cell>
        </table:table-row>
        <table:table-row table:style-name="ro1">
          <table:table-cell office:value-type="string" calcext:value-type="string">
            <text:p>ALL TRACKS:</text:p>
          </table:table-cell>
          <table:table-cell table:formula="of:=([.F86]+[.L86]+[.R165])/3" office:value-type="float" office:value="12651.1265149177" calcext:value-type="float">
            <text:p>12651.1265149177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884.265732011221" calcext:value-type="float">
            <text:p>884.2657320112</text:p>
          </table:table-cell>
          <table:table-cell office:value-type="float" office:value="56.4111994076547" calcext:value-type="float">
            <text:p>56.4111994077</text:p>
          </table:table-cell>
          <table:table-cell office:value-type="string" calcext:value-type="string">
            <text:p>[{'sigma': 1.0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902.6" calcext:value-type="float">
            <text:p>21902.6</text:p>
          </table:table-cell>
        </table:table-row>
        <table:table-row table:style-name="ro1"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834.566006832203" calcext:value-type="float">
            <text:p>834.5660068322</text:p>
          </table:table-cell>
          <table:table-cell office:value-type="float" office:value="56.1548426653501" calcext:value-type="float">
            <text:p>56.1548426654</text:p>
          </table:table-cell>
          <table:table-cell office:value-type="string" calcext:value-type="string">
            <text:p>[{'sigma': 1.0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688.35" calcext:value-type="float">
            <text:p>19688.35</text:p>
          </table:table-cell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847.374877470892" calcext:value-type="float">
            <text:p>847.3748774709</text:p>
          </table:table-cell>
          <table:table-cell office:value-type="float" office:value="55.9661637006863" calcext:value-type="float">
            <text:p>55.9661637007</text:p>
          </table:table-cell>
          <table:table-cell office:value-type="string" calcext:value-type="string">
            <text:p>[{'sigma': 1.6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810.35" calcext:value-type="float">
            <text:p>19810.35</text:p>
          </table:table-cell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office:value-type="float" office:value="866.605014880236" calcext:value-type="float">
            <text:p>866.6050148802</text:p>
          </table:table-cell>
          <table:table-cell office:value-type="float" office:value="54.8655608964485" calcext:value-type="float">
            <text:p>54.8655608964</text:p>
          </table:table-cell>
          <table:table-cell office:value-type="string" calcext:value-type="string">
            <text:p>[{'sigma': 1.6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097.25" calcext:value-type="float">
            <text:p>20097.25</text:p>
          </table:table-cell>
        </table:table-row>
        <table:table-row table:style-name="ro1"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889.455655369903" calcext:value-type="float">
            <text:p>889.4556553699</text:p>
          </table:table-cell>
          <table:table-cell office:value-type="float" office:value="54.8267258581088" calcext:value-type="float">
            <text:p>54.8267258581</text:p>
          </table:table-cell>
          <table:table-cell office:value-type="string" calcext:value-type="string">
            <text:p>[{'sigma': 1.0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081.25" calcext:value-type="float">
            <text:p>24081.25</text:p>
          </table:table-cell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869.228877968264" calcext:value-type="float">
            <text:p>869.2288779683</text:p>
          </table:table-cell>
          <table:table-cell office:value-type="float" office:value="54.7839541727405" calcext:value-type="float">
            <text:p>54.7839541727</text:p>
          </table:table-cell>
          <table:table-cell office:value-type="string" calcext:value-type="string">
            <text:p>[{'sigma': 2.5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657.95" calcext:value-type="float">
            <text:p>19657.95</text:p>
          </table:table-cell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847.869997461294" calcext:value-type="float">
            <text:p>847.8699974613</text:p>
          </table:table-cell>
          <table:table-cell office:value-type="float" office:value="54.7606644985413" calcext:value-type="float">
            <text:p>54.7606644985</text:p>
          </table:table-cell>
          <table:table-cell office:value-type="string" calcext:value-type="string">
            <text:p>[{'sigma': 1.6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668.2" calcext:value-type="float">
            <text:p>19668.2</text:p>
          </table:table-cell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816.553462836736" calcext:value-type="float">
            <text:p>816.5534628367</text:p>
          </table:table-cell>
          <table:table-cell office:value-type="float" office:value="54.703543377893" calcext:value-type="float">
            <text:p>54.7035433779</text:p>
          </table:table-cell>
          <table:table-cell office:value-type="string" calcext:value-type="string">
            <text:p>[{'sigma': 1.6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305.45" calcext:value-type="float">
            <text:p>22305.45</text:p>
          </table:table-cell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871.192412022904" calcext:value-type="float">
            <text:p>871.1924120229</text:p>
          </table:table-cell>
          <table:table-cell office:value-type="float" office:value="53.4966574454595" calcext:value-type="float">
            <text:p>53.4966574455</text:p>
          </table:table-cell>
          <table:table-cell office:value-type="string" calcext:value-type="string">
            <text:p>[{'sigma': 1.6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250.5" calcext:value-type="float">
            <text:p>22250.5</text:p>
          </table:table-cell>
        </table:table-row>
        <table:table-row table:style-name="ro1"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835.666293911573" calcext:value-type="float">
            <text:p>835.6662939116</text:p>
          </table:table-cell>
          <table:table-cell office:value-type="float" office:value="53.4837683672273" calcext:value-type="float">
            <text:p>53.4837683672</text:p>
          </table:table-cell>
          <table:table-cell office:value-type="string" calcext:value-type="string">
            <text:p>[{'sigma': 1.6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804.4" calcext:value-type="float">
            <text:p>21804.4</text:p>
          </table:table-cell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850.990448790912" calcext:value-type="float">
            <text:p>850.9904487909</text:p>
          </table:table-cell>
          <table:table-cell office:value-type="float" office:value="53.3685123622583" calcext:value-type="float">
            <text:p>53.3685123623</text:p>
          </table:table-cell>
          <table:table-cell office:value-type="string" calcext:value-type="string">
            <text:p>[{'sigma': 2.5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450.95" calcext:value-type="float">
            <text:p>20450.95</text:p>
          </table:table-cell>
        </table:table-row>
        <table:table-row table:style-name="ro1">
          <table:table-cell table:number-columns-repeated="12"/>
          <table:table-cell office:value-type="float" office:value="41" calcext:value-type="float">
            <text:p>41</text:p>
          </table:table-cell>
          <table:table-cell office:value-type="float" office:value="835.075961525312" calcext:value-type="float">
            <text:p>835.0759615253</text:p>
          </table:table-cell>
          <table:table-cell office:value-type="float" office:value="53.0906264903249" calcext:value-type="float">
            <text:p>53.0906264903</text:p>
          </table:table-cell>
          <table:table-cell office:value-type="string" calcext:value-type="string">
            <text:p>[{'sigma': 2.5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990.85" calcext:value-type="float">
            <text:p>21990.85</text:p>
          </table:table-cell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864.985036685114" calcext:value-type="float">
            <text:p>864.9850366851</text:p>
          </table:table-cell>
          <table:table-cell office:value-type="float" office:value="53.0166831351768" calcext:value-type="float">
            <text:p>53.0166831352</text:p>
          </table:table-cell>
          <table:table-cell office:value-type="string" calcext:value-type="string">
            <text:p>[{'sigma': 2.5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792.4" calcext:value-type="float">
            <text:p>20792.4</text:p>
          </table:table-cell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820.473004284721" calcext:value-type="float">
            <text:p>820.4730042847</text:p>
          </table:table-cell>
          <table:table-cell office:value-type="float" office:value="52.4166924542629" calcext:value-type="float">
            <text:p>52.4166924543</text:p>
          </table:table-cell>
          <table:table-cell office:value-type="string" calcext:value-type="string">
            <text:p>[{'sigma': 1.0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24.85" calcext:value-type="float">
            <text:p>3724.85</text:p>
          </table:table-cell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830.528640145445" calcext:value-type="float">
            <text:p>830.5286401454</text:p>
          </table:table-cell>
          <table:table-cell office:value-type="float" office:value="52.183255370237" calcext:value-type="float">
            <text:p>52.1832553702</text:p>
          </table:table-cell>
          <table:table-cell office:value-type="string" calcext:value-type="string">
            <text:p>[{'sigma': 1.0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41.8" calcext:value-type="float">
            <text:p>3541.8</text:p>
          </table:table-cell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859.499938785433" calcext:value-type="float">
            <text:p>859.4999387854</text:p>
          </table:table-cell>
          <table:table-cell office:value-type="float" office:value="52.1419661128634" calcext:value-type="float">
            <text:p>52.1419661129</text:p>
          </table:table-cell>
          <table:table-cell office:value-type="string" calcext:value-type="string">
            <text:p>[{'sigma': 2.5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636.85" calcext:value-type="float">
            <text:p>22636.85</text:p>
          </table:table-cell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879.430557161347" calcext:value-type="float">
            <text:p>879.4305571613</text:p>
          </table:table-cell>
          <table:table-cell office:value-type="float" office:value="51.9031892603104" calcext:value-type="float">
            <text:p>51.9031892603</text:p>
          </table:table-cell>
          <table:table-cell office:value-type="string" calcext:value-type="string">
            <text:p>[{'sigma': 2.5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975" calcext:value-type="float">
            <text:p>22975</text:p>
          </table:table-cell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778.061770970334" calcext:value-type="float">
            <text:p>778.0617709703</text:p>
          </table:table-cell>
          <table:table-cell office:value-type="float" office:value="51.3460961230755" calcext:value-type="float">
            <text:p>51.3460961231</text:p>
          </table:table-cell>
          <table:table-cell office:value-type="string" calcext:value-type="string">
            <text:p>[{'sigma': 1.0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35.9" calcext:value-type="float">
            <text:p>3735.9</text:p>
          </table:table-cell>
        </table:table-row>
        <table:table-row table:style-name="ro1"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779.416282537732" calcext:value-type="float">
            <text:p>779.4162825377</text:p>
          </table:table-cell>
          <table:table-cell office:value-type="float" office:value="51.1388539251051" calcext:value-type="float">
            <text:p>51.1388539251</text:p>
          </table:table-cell>
          <table:table-cell office:value-type="string" calcext:value-type="string">
            <text:p>[{'sigma': 1.0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table:number-columns-repeated="12"/>
          <table:table-cell office:value-type="float" office:value="78" calcext:value-type="float">
            <text:p>78</text:p>
          </table:table-cell>
          <table:table-cell office:value-type="float" office:value="762.911185040478" calcext:value-type="float">
            <text:p>762.9111850405</text:p>
          </table:table-cell>
          <table:table-cell office:value-type="float" office:value="50.7405263507177" calcext:value-type="float">
            <text:p>50.7405263507</text:p>
          </table:table-cell>
          <table:table-cell office:value-type="string" calcext:value-type="string">
            <text:p>[{'sigma': 1.0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026.95" calcext:value-type="float">
            <text:p>3026.95</text:p>
          </table:table-cell>
        </table:table-row>
        <table:table-row table:style-name="ro1"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847.057734675543" calcext:value-type="float">
            <text:p>847.0577346755</text:p>
          </table:table-cell>
          <table:table-cell office:value-type="float" office:value="50.4403006887226" calcext:value-type="float">
            <text:p>50.4403006887</text:p>
          </table:table-cell>
          <table:table-cell office:value-type="string" calcext:value-type="string">
            <text:p>[{'sigma': 1.0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96.3" calcext:value-type="float">
            <text:p>3596.3</text:p>
          </table:table-cell>
        </table:table-row>
        <table:table-row table:style-name="ro1">
          <table:table-cell table:number-columns-repeated="12"/>
          <table:table-cell office:value-type="float" office:value="42" calcext:value-type="float">
            <text:p>42</text:p>
          </table:table-cell>
          <table:table-cell office:value-type="float" office:value="786.935274110847" calcext:value-type="float">
            <text:p>786.9352741108</text:p>
          </table:table-cell>
          <table:table-cell office:value-type="float" office:value="50.1605719345505" calcext:value-type="float">
            <text:p>50.1605719346</text:p>
          </table:table-cell>
          <table:table-cell office:value-type="string" calcext:value-type="string">
            <text:p>[{'sigma': 1.0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753.714330291712" calcext:value-type="float">
            <text:p>753.7143302917</text:p>
          </table:table-cell>
          <table:table-cell office:value-type="float" office:value="49.9898517697408" calcext:value-type="float">
            <text:p>49.9898517697</text:p>
          </table:table-cell>
          <table:table-cell office:value-type="string" calcext:value-type="string">
            <text:p>[{'sigma': 1.0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09.8" calcext:value-type="float">
            <text:p>2909.8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816.891353582349" calcext:value-type="float">
            <text:p>816.8913535823</text:p>
          </table:table-cell>
          <table:table-cell office:value-type="float" office:value="49.9345099922894" calcext:value-type="float">
            <text:p>49.9345099923</text:p>
          </table:table-cell>
          <table:table-cell office:value-type="string" calcext:value-type="string">
            <text:p>[{'sigma': 2.5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87.1" calcext:value-type="float">
            <text:p>3787.1</text:p>
          </table:table-cell>
        </table:table-row>
        <table:table-row table:style-name="ro1">
          <table:table-cell table:number-columns-repeated="12"/>
          <table:table-cell office:value-type="float" office:value="81" calcext:value-type="float">
            <text:p>81</text:p>
          </table:table-cell>
          <table:table-cell office:value-type="float" office:value="765.090207156616" calcext:value-type="float">
            <text:p>765.0902071566</text:p>
          </table:table-cell>
          <table:table-cell office:value-type="float" office:value="49.8149353504898" calcext:value-type="float">
            <text:p>49.8149353505</text:p>
          </table:table-cell>
          <table:table-cell office:value-type="string" calcext:value-type="string">
            <text:p>[{'sigma': 1.0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71.05" calcext:value-type="float">
            <text:p>3571.05</text:p>
          </table:table-cell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798.270312031612" calcext:value-type="float">
            <text:p>798.2703120316</text:p>
          </table:table-cell>
          <table:table-cell office:value-type="float" office:value="49.7561782771658" calcext:value-type="float">
            <text:p>49.7561782772</text:p>
          </table:table-cell>
          <table:table-cell office:value-type="string" calcext:value-type="string">
            <text:p>[{'sigma': 1.6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17.4" calcext:value-type="float">
            <text:p>3717.4</text:p>
          </table:table-cell>
        </table:table-row>
        <table:table-row table:style-name="ro1">
          <table:table-cell table:number-columns-repeated="12"/>
          <table:table-cell office:value-type="float" office:value="102" calcext:value-type="float">
            <text:p>102</text:p>
          </table:table-cell>
          <table:table-cell office:value-type="float" office:value="774.008798955148" calcext:value-type="float">
            <text:p>774.0087989551</text:p>
          </table:table-cell>
          <table:table-cell office:value-type="float" office:value="49.6718014423341" calcext:value-type="float">
            <text:p>49.6718014423</text:p>
          </table:table-cell>
          <table:table-cell office:value-type="string" calcext:value-type="string">
            <text:p>[{'sigma': 1.0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87.95" calcext:value-type="float">
            <text:p>3287.95</text:p>
          </table:table-cell>
        </table:table-row>
        <table:table-row table:style-name="ro1">
          <table:table-cell table:number-columns-repeated="12"/>
          <table:table-cell office:value-type="float" office:value="87" calcext:value-type="float">
            <text:p>87</text:p>
          </table:table-cell>
          <table:table-cell office:value-type="float" office:value="783.343982906254" calcext:value-type="float">
            <text:p>783.3439829063</text:p>
          </table:table-cell>
          <table:table-cell office:value-type="float" office:value="49.5175536878685" calcext:value-type="float">
            <text:p>49.5175536879</text:p>
          </table:table-cell>
          <table:table-cell office:value-type="string" calcext:value-type="string">
            <text:p>[{'sigma': 1.0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403.25" calcext:value-type="float">
            <text:p>4403.25</text:p>
          </table:table-cell>
        </table:table-row>
        <table:table-row table:style-name="ro1">
          <table:table-cell table:number-columns-repeated="12"/>
          <table:table-cell office:value-type="float" office:value="75" calcext:value-type="float">
            <text:p>75</text:p>
          </table:table-cell>
          <table:table-cell office:value-type="float" office:value="754.907216981145" calcext:value-type="float">
            <text:p>754.9072169811</text:p>
          </table:table-cell>
          <table:table-cell office:value-type="float" office:value="49.3127229127045" calcext:value-type="float">
            <text:p>49.3127229127</text:p>
          </table:table-cell>
          <table:table-cell office:value-type="string" calcext:value-type="string">
            <text:p>[{'sigma': 1.0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41.85" calcext:value-type="float">
            <text:p>3341.85</text:p>
          </table:table-cell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793.558204635084" calcext:value-type="float">
            <text:p>793.5582046351</text:p>
          </table:table-cell>
          <table:table-cell office:value-type="float" office:value="49.3072975447924" calcext:value-type="float">
            <text:p>49.3072975448</text:p>
          </table:table-cell>
          <table:table-cell office:value-type="string" calcext:value-type="string">
            <text:p>[{'sigma': 1.6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46.95" calcext:value-type="float">
            <text:p>3746.95</text:p>
          </table:table-cell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office:value-type="float" office:value="747.099131973172" calcext:value-type="float">
            <text:p>747.0991319732</text:p>
          </table:table-cell>
          <table:table-cell office:value-type="float" office:value="49.2031226114784" calcext:value-type="float">
            <text:p>49.2031226115</text:p>
          </table:table-cell>
          <table:table-cell office:value-type="string" calcext:value-type="string">
            <text:p>[{'sigma': 1.0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97.25" calcext:value-type="float">
            <text:p>3797.25</text:p>
          </table:table-cell>
        </table:table-row>
        <table:table-row table:style-name="ro1">
          <table:table-cell table:number-columns-repeated="12"/>
          <table:table-cell office:value-type="float" office:value="96" calcext:value-type="float">
            <text:p>96</text:p>
          </table:table-cell>
          <table:table-cell office:value-type="float" office:value="765.065195012513" calcext:value-type="float">
            <text:p>765.0651950125</text:p>
          </table:table-cell>
          <table:table-cell office:value-type="float" office:value="49.1132594776578" calcext:value-type="float">
            <text:p>49.1132594777</text:p>
          </table:table-cell>
          <table:table-cell office:value-type="string" calcext:value-type="string">
            <text:p>[{'sigma': 1.0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03.05" calcext:value-type="float">
            <text:p>3203.05</text:p>
          </table:table-cell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office:value-type="float" office:value="819.042941026739" calcext:value-type="float">
            <text:p>819.0429410267</text:p>
          </table:table-cell>
          <table:table-cell office:value-type="float" office:value="48.9735175386121" calcext:value-type="float">
            <text:p>48.9735175386</text:p>
          </table:table-cell>
          <table:table-cell office:value-type="string" calcext:value-type="string">
            <text:p>[{'sigma': 1.6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32.25" calcext:value-type="float">
            <text:p>3732.25</text:p>
          </table:table-cell>
        </table:table-row>
        <table:table-row table:style-name="ro1">
          <table:table-cell table:number-columns-repeated="12"/>
          <table:table-cell office:value-type="float" office:value="79" calcext:value-type="float">
            <text:p>79</text:p>
          </table:table-cell>
          <table:table-cell office:value-type="float" office:value="772.200745621076" calcext:value-type="float">
            <text:p>772.2007456211</text:p>
          </table:table-cell>
          <table:table-cell office:value-type="float" office:value="48.5616304553627" calcext:value-type="float">
            <text:p>48.5616304554</text:p>
          </table:table-cell>
          <table:table-cell office:value-type="string" calcext:value-type="string">
            <text:p>[{'sigma': 1.6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14.55" calcext:value-type="float">
            <text:p>3314.55</text:p>
          </table:table-cell>
        </table:table-row>
        <table:table-row table:style-name="ro1">
          <table:table-cell table:number-columns-repeated="12"/>
          <table:table-cell office:value-type="float" office:value="74" calcext:value-type="float">
            <text:p>74</text:p>
          </table:table-cell>
          <table:table-cell office:value-type="float" office:value="793.07904665938" calcext:value-type="float">
            <text:p>793.0790466594</text:p>
          </table:table-cell>
          <table:table-cell office:value-type="float" office:value="48.5366573947093" calcext:value-type="float">
            <text:p>48.5366573947</text:p>
          </table:table-cell>
          <table:table-cell office:value-type="string" calcext:value-type="string">
            <text:p>[{'sigma': 2.5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24.9" calcext:value-type="float">
            <text:p>3124.9</text:p>
          </table:table-cell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816.892541871774" calcext:value-type="float">
            <text:p>816.8925418718</text:p>
          </table:table-cell>
          <table:table-cell office:value-type="float" office:value="48.3938588600073" calcext:value-type="float">
            <text:p>48.39385886</text:p>
          </table:table-cell>
          <table:table-cell office:value-type="string" calcext:value-type="string">
            <text:p>[{'sigma': 2.5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23.4" calcext:value-type="float">
            <text:p>3723.4</text:p>
          </table:table-cell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803.066099448073" calcext:value-type="float">
            <text:p>803.0660994481</text:p>
          </table:table-cell>
          <table:table-cell office:value-type="float" office:value="48.2696147842064" calcext:value-type="float">
            <text:p>48.2696147842</text:p>
          </table:table-cell>
          <table:table-cell office:value-type="string" calcext:value-type="string">
            <text:p>[{'sigma': 2.5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02.05" calcext:value-type="float">
            <text:p>3702.05</text:p>
          </table:table-cell>
        </table:table-row>
        <table:table-row table:style-name="ro1">
          <table:table-cell table:number-columns-repeated="12"/>
          <table:table-cell office:value-type="float" office:value="73" calcext:value-type="float">
            <text:p>73</text:p>
          </table:table-cell>
          <table:table-cell office:value-type="float" office:value="771.4215982754" calcext:value-type="float">
            <text:p>771.4215982754</text:p>
          </table:table-cell>
          <table:table-cell office:value-type="float" office:value="48.1801453518336" calcext:value-type="float">
            <text:p>48.1801453518</text:p>
          </table:table-cell>
          <table:table-cell office:value-type="string" calcext:value-type="string">
            <text:p>[{'sigma': 1.6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21.55" calcext:value-type="float">
            <text:p>3121.55</text:p>
          </table:table-cell>
        </table:table-row>
        <table:table-row table:style-name="ro1">
          <table:table-cell table:number-columns-repeated="12"/>
          <table:table-cell office:value-type="float" office:value="105" calcext:value-type="float">
            <text:p>105</text:p>
          </table:table-cell>
          <table:table-cell office:value-type="float" office:value="745.219418641794" calcext:value-type="float">
            <text:p>745.2194186418</text:p>
          </table:table-cell>
          <table:table-cell office:value-type="float" office:value="48.0553762682452" calcext:value-type="float">
            <text:p>48.0553762682</text:p>
          </table:table-cell>
          <table:table-cell office:value-type="string" calcext:value-type="string">
            <text:p>[{'sigma': 1.0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853.25" calcext:value-type="float">
            <text:p>4853.25</text:p>
          </table:table-cell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office:value-type="float" office:value="787.139538912912" calcext:value-type="float">
            <text:p>787.1395389129</text:p>
          </table:table-cell>
          <table:table-cell office:value-type="float" office:value="48.0454661238203" calcext:value-type="float">
            <text:p>48.0454661238</text:p>
          </table:table-cell>
          <table:table-cell office:value-type="string" calcext:value-type="string">
            <text:p>[{'sigma': 2.5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58.6" calcext:value-type="float">
            <text:p>3858.6</text:p>
          </table:table-cell>
        </table:table-row>
        <table:table-row table:style-name="ro1"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785.08757126298" calcext:value-type="float">
            <text:p>785.087571263</text:p>
          </table:table-cell>
          <table:table-cell office:value-type="float" office:value="48.0098549652362" calcext:value-type="float">
            <text:p>48.0098549652</text:p>
          </table:table-cell>
          <table:table-cell office:value-type="string" calcext:value-type="string">
            <text:p>[{'sigma': 1.6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80.9" calcext:value-type="float">
            <text:p>3780.9</text:p>
          </table:table-cell>
        </table:table-row>
        <table:table-row table:style-name="ro1">
          <table:table-cell table:number-columns-repeated="12"/>
          <table:table-cell office:value-type="float" office:value="99" calcext:value-type="float">
            <text:p>99</text:p>
          </table:table-cell>
          <table:table-cell office:value-type="float" office:value="783.063794508865" calcext:value-type="float">
            <text:p>783.0637945089</text:p>
          </table:table-cell>
          <table:table-cell office:value-type="float" office:value="47.9245269779703" calcext:value-type="float">
            <text:p>47.924526978</text:p>
          </table:table-cell>
          <table:table-cell office:value-type="string" calcext:value-type="string">
            <text:p>[{'sigma': 1.0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77.8" calcext:value-type="float">
            <text:p>3977.8</text:p>
          </table:table-cell>
        </table:table-row>
        <table:table-row table:style-name="ro1">
          <table:table-cell table:number-columns-repeated="12"/>
          <table:table-cell office:value-type="float" office:value="77" calcext:value-type="float">
            <text:p>77</text:p>
          </table:table-cell>
          <table:table-cell office:value-type="float" office:value="793.893747121168" calcext:value-type="float">
            <text:p>793.8937471212</text:p>
          </table:table-cell>
          <table:table-cell office:value-type="float" office:value="47.8596677533115" calcext:value-type="float">
            <text:p>47.8596677533</text:p>
          </table:table-cell>
          <table:table-cell office:value-type="string" calcext:value-type="string">
            <text:p>[{'sigma': 2.5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01.4" calcext:value-type="float">
            <text:p>3701.4</text:p>
          </table:table-cell>
        </table:table-row>
        <table:table-row table:style-name="ro1">
          <table:table-cell table:number-columns-repeated="12"/>
          <table:table-cell office:value-type="float" office:value="90" calcext:value-type="float">
            <text:p>90</text:p>
          </table:table-cell>
          <table:table-cell office:value-type="float" office:value="756.621382029975" calcext:value-type="float">
            <text:p>756.62138203</text:p>
          </table:table-cell>
          <table:table-cell office:value-type="float" office:value="47.6993929042782" calcext:value-type="float">
            <text:p>47.6993929043</text:p>
          </table:table-cell>
          <table:table-cell office:value-type="string" calcext:value-type="string">
            <text:p>[{'sigma': 1.0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table:number-columns-repeated="12"/>
          <table:table-cell office:value-type="float" office:value="85" calcext:value-type="float">
            <text:p>85</text:p>
          </table:table-cell>
          <table:table-cell office:value-type="float" office:value="787.275183332372" calcext:value-type="float">
            <text:p>787.2751833324</text:p>
          </table:table-cell>
          <table:table-cell office:value-type="float" office:value="47.6484371051483" calcext:value-type="float">
            <text:p>47.6484371051</text:p>
          </table:table-cell>
          <table:table-cell office:value-type="string" calcext:value-type="string">
            <text:p>[{'sigma': 1.6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37.35" calcext:value-type="float">
            <text:p>3337.35</text:p>
          </table:table-cell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763.175584986889" calcext:value-type="float">
            <text:p>763.1755849869</text:p>
          </table:table-cell>
          <table:table-cell office:value-type="float" office:value="47.5964958068785" calcext:value-type="float">
            <text:p>47.5964958069</text:p>
          </table:table-cell>
          <table:table-cell office:value-type="string" calcext:value-type="string">
            <text:p>[{'sigma': 1.6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17.05" calcext:value-type="float">
            <text:p>3817.05</text:p>
          </table:table-cell>
        </table:table-row>
        <table:table-row table:style-name="ro1"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774.44237081476" calcext:value-type="float">
            <text:p>774.4423708148</text:p>
          </table:table-cell>
          <table:table-cell office:value-type="float" office:value="47.2478879521181" calcext:value-type="float">
            <text:p>47.2478879521</text:p>
          </table:table-cell>
          <table:table-cell office:value-type="string" calcext:value-type="string">
            <text:p>[{'sigma': 1.6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79.85" calcext:value-type="float">
            <text:p>4179.85</text:p>
          </table:table-cell>
        </table:table-row>
        <table:table-row table:style-name="ro1">
          <table:table-cell table:number-columns-repeated="12"/>
          <table:table-cell office:value-type="float" office:value="93" calcext:value-type="float">
            <text:p>93</text:p>
          </table:table-cell>
          <table:table-cell office:value-type="float" office:value="757.704448082784" calcext:value-type="float">
            <text:p>757.7044480828</text:p>
          </table:table-cell>
          <table:table-cell office:value-type="float" office:value="47.2161136638322" calcext:value-type="float">
            <text:p>47.2161136638</text:p>
          </table:table-cell>
          <table:table-cell office:value-type="string" calcext:value-type="string">
            <text:p>[{'sigma': 1.0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41.65" calcext:value-type="float">
            <text:p>3741.65</text:p>
          </table:table-cell>
        </table:table-row>
        <table:table-row table:style-name="ro1">
          <table:table-cell table:number-columns-repeated="12"/>
          <table:table-cell office:value-type="float" office:value="49" calcext:value-type="float">
            <text:p>49</text:p>
          </table:table-cell>
          <table:table-cell office:value-type="float" office:value="838.54500130747" calcext:value-type="float">
            <text:p>838.5450013075</text:p>
          </table:table-cell>
          <table:table-cell office:value-type="float" office:value="47.2107893252061" calcext:value-type="float">
            <text:p>47.2107893252</text:p>
          </table:table-cell>
          <table:table-cell office:value-type="string" calcext:value-type="string">
            <text:p>[{'sigma': 1.6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12"/>
          <table:table-cell office:value-type="float" office:value="92" calcext:value-type="float">
            <text:p>92</text:p>
          </table:table-cell>
          <table:table-cell office:value-type="float" office:value="795.580267263834" calcext:value-type="float">
            <text:p>795.5802672638</text:p>
          </table:table-cell>
          <table:table-cell office:value-type="float" office:value="47.0467296589262" calcext:value-type="float">
            <text:p>47.0467296589</text:p>
          </table:table-cell>
          <table:table-cell office:value-type="string" calcext:value-type="string">
            <text:p>[{'sigma': 2.5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21.35" calcext:value-type="float">
            <text:p>3321.35</text:p>
          </table:table-cell>
        </table:table-row>
        <table:table-row table:style-name="ro1">
          <table:table-cell table:number-columns-repeated="12"/>
          <table:table-cell office:value-type="float" office:value="80" calcext:value-type="float">
            <text:p>80</text:p>
          </table:table-cell>
          <table:table-cell office:value-type="float" office:value="783.428550801554" calcext:value-type="float">
            <text:p>783.4285508016</text:p>
          </table:table-cell>
          <table:table-cell office:value-type="float" office:value="47.0066224881034" calcext:value-type="float">
            <text:p>47.0066224881</text:p>
          </table:table-cell>
          <table:table-cell office:value-type="string" calcext:value-type="string">
            <text:p>[{'sigma': 2.5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table:number-columns-repeated="12"/>
          <table:table-cell office:value-type="float" office:value="97" calcext:value-type="float">
            <text:p>97</text:p>
          </table:table-cell>
          <table:table-cell office:value-type="float" office:value="790.003735377081" calcext:value-type="float">
            <text:p>790.0037353771</text:p>
          </table:table-cell>
          <table:table-cell office:value-type="float" office:value="46.8591067243867" calcext:value-type="float">
            <text:p>46.8591067244</text:p>
          </table:table-cell>
          <table:table-cell office:value-type="string" calcext:value-type="string">
            <text:p>[{'sigma': 1.6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table:number-columns-repeated="12"/>
          <table:table-cell office:value-type="float" office:value="86" calcext:value-type="float">
            <text:p>86</text:p>
          </table:table-cell>
          <table:table-cell office:value-type="float" office:value="799.336752858208" calcext:value-type="float">
            <text:p>799.3367528582</text:p>
          </table:table-cell>
          <table:table-cell office:value-type="float" office:value="46.7294396274026" calcext:value-type="float">
            <text:p>46.7294396274</text:p>
          </table:table-cell>
          <table:table-cell office:value-type="string" calcext:value-type="string">
            <text:p>[{'sigma': 2.5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87.6" calcext:value-type="float">
            <text:p>3487.6</text:p>
          </table:table-cell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829.947277392299" calcext:value-type="float">
            <text:p>829.9472773923</text:p>
          </table:table-cell>
          <table:table-cell office:value-type="float" office:value="46.691739352063" calcext:value-type="float">
            <text:p>46.6917393521</text:p>
          </table:table-cell>
          <table:table-cell office:value-type="string" calcext:value-type="string">
            <text:p>[{'sigma': 2.5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79.5" calcext:value-type="float">
            <text:p>3779.5</text:p>
          </table:table-cell>
        </table:table-row>
        <table:table-row table:style-name="ro1">
          <table:table-cell table:number-columns-repeated="12"/>
          <table:table-cell office:value-type="float" office:value="91" calcext:value-type="float">
            <text:p>91</text:p>
          </table:table-cell>
          <table:table-cell office:value-type="float" office:value="772.533065879032" calcext:value-type="float">
            <text:p>772.533065879</text:p>
          </table:table-cell>
          <table:table-cell office:value-type="float" office:value="46.5649786373333" calcext:value-type="float">
            <text:p>46.5649786373</text:p>
          </table:table-cell>
          <table:table-cell office:value-type="string" calcext:value-type="string">
            <text:p>[{'sigma': 1.6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94.6" calcext:value-type="float">
            <text:p>3294.6</text:p>
          </table:table-cell>
        </table:table-row>
        <table:table-row table:style-name="ro1">
          <table:table-cell table:number-columns-repeated="12"/>
          <table:table-cell office:value-type="float" office:value="88" calcext:value-type="float">
            <text:p>88</text:p>
          </table:table-cell>
          <table:table-cell office:value-type="float" office:value="790.683135796801" calcext:value-type="float">
            <text:p>790.6831357968</text:p>
          </table:table-cell>
          <table:table-cell office:value-type="float" office:value="46.5287334434114" calcext:value-type="float">
            <text:p>46.5287334434</text:p>
          </table:table-cell>
          <table:table-cell office:value-type="string" calcext:value-type="string">
            <text:p>[{'sigma': 1.6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62.3" calcext:value-type="float">
            <text:p>4262.3</text:p>
          </table:table-cell>
        </table:table-row>
        <table:table-row table:style-name="ro1">
          <table:table-cell table:number-columns-repeated="12"/>
          <table:table-cell office:value-type="float" office:value="76" calcext:value-type="float">
            <text:p>76</text:p>
          </table:table-cell>
          <table:table-cell office:value-type="float" office:value="772.071780291214" calcext:value-type="float">
            <text:p>772.0717802912</text:p>
          </table:table-cell>
          <table:table-cell office:value-type="float" office:value="46.5280769760009" calcext:value-type="float">
            <text:p>46.528076976</text:p>
          </table:table-cell>
          <table:table-cell office:value-type="string" calcext:value-type="string">
            <text:p>[{'sigma': 1.6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95.25" calcext:value-type="float">
            <text:p>3695.25</text:p>
          </table:table-cell>
        </table:table-row>
        <table:table-row table:style-name="ro1"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786.174697723404" calcext:value-type="float">
            <text:p>786.1746977234</text:p>
          </table:table-cell>
          <table:table-cell office:value-type="float" office:value="46.4752511834177" calcext:value-type="float">
            <text:p>46.4752511834</text:p>
          </table:table-cell>
          <table:table-cell office:value-type="string" calcext:value-type="string">
            <text:p>[{'sigma': 2.5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24.6" calcext:value-type="float">
            <text:p>4524.6</text:p>
          </table:table-cell>
        </table:table-row>
        <table:table-row table:style-name="ro1">
          <table:table-cell table:number-columns-repeated="12"/>
          <table:table-cell office:value-type="float" office:value="95" calcext:value-type="float">
            <text:p>95</text:p>
          </table:table-cell>
          <table:table-cell office:value-type="float" office:value="793.835955060458" calcext:value-type="float">
            <text:p>793.8359550605</text:p>
          </table:table-cell>
          <table:table-cell office:value-type="float" office:value="46.0672720057749" calcext:value-type="float">
            <text:p>46.0672720058</text:p>
          </table:table-cell>
          <table:table-cell office:value-type="string" calcext:value-type="string">
            <text:p>[{'sigma': 2.5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27.75" calcext:value-type="float">
            <text:p>4127.75</text:p>
          </table:table-cell>
        </table:table-row>
        <table:table-row table:style-name="ro1">
          <table:table-cell table:number-columns-repeated="12"/>
          <table:table-cell office:value-type="float" office:value="44" calcext:value-type="float">
            <text:p>44</text:p>
          </table:table-cell>
          <table:table-cell office:value-type="float" office:value="789.112391780937" calcext:value-type="float">
            <text:p>789.1123917809</text:p>
          </table:table-cell>
          <table:table-cell office:value-type="float" office:value="46.0097044257449" calcext:value-type="float">
            <text:p>46.0097044257</text:p>
          </table:table-cell>
          <table:table-cell office:value-type="string" calcext:value-type="string">
            <text:p>[{'sigma': 2.5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61.8" calcext:value-type="float">
            <text:p>3761.8</text:p>
          </table:table-cell>
        </table:table-row>
        <table:table-row table:style-name="ro1"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802.187701820018" calcext:value-type="float">
            <text:p>802.18770182</text:p>
          </table:table-cell>
          <table:table-cell office:value-type="float" office:value="45.8811681514202" calcext:value-type="float">
            <text:p>45.8811681514</text:p>
          </table:table-cell>
          <table:table-cell office:value-type="string" calcext:value-type="string">
            <text:p>[{'sigma': 2.5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76.8" calcext:value-type="float">
            <text:p>4676.8</text:p>
          </table:table-cell>
        </table:table-row>
        <table:table-row table:style-name="ro1">
          <table:table-cell table:number-columns-repeated="12"/>
          <table:table-cell office:value-type="float" office:value="103" calcext:value-type="float">
            <text:p>103</text:p>
          </table:table-cell>
          <table:table-cell office:value-type="float" office:value="782.938136053192" calcext:value-type="float">
            <text:p>782.9381360532</text:p>
          </table:table-cell>
          <table:table-cell office:value-type="float" office:value="45.8548315234935" calcext:value-type="float">
            <text:p>45.8548315235</text:p>
          </table:table-cell>
          <table:table-cell office:value-type="string" calcext:value-type="string">
            <text:p>[{'sigma': 1.6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82.25" calcext:value-type="float">
            <text:p>3482.25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89.931688176475" calcext:value-type="float">
            <text:p>789.9316881765</text:p>
          </table:table-cell>
          <table:table-cell office:value-type="float" office:value="45.4578759783574" calcext:value-type="float">
            <text:p>45.4578759784</text:p>
          </table:table-cell>
          <table:table-cell office:value-type="string" calcext:value-type="string">
            <text:p>[{'sigma': 1.6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65.45" calcext:value-type="float">
            <text:p>4665.45</text:p>
          </table:table-cell>
        </table:table-row>
        <table:table-row table:style-name="ro1"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789.885263524792" calcext:value-type="float">
            <text:p>789.8852635248</text:p>
          </table:table-cell>
          <table:table-cell office:value-type="float" office:value="45.3279068667231" calcext:value-type="float">
            <text:p>45.3279068667</text:p>
          </table:table-cell>
          <table:table-cell office:value-type="string" calcext:value-type="string">
            <text:p>[{'sigma': 2.5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03.9" calcext:value-type="float">
            <text:p>3603.9</text:p>
          </table:table-cell>
        </table:table-row>
        <table:table-row table:style-name="ro1">
          <table:table-cell table:number-columns-repeated="12"/>
          <table:table-cell office:value-type="float" office:value="98" calcext:value-type="float">
            <text:p>98</text:p>
          </table:table-cell>
          <table:table-cell office:value-type="float" office:value="800.688371619854" calcext:value-type="float">
            <text:p>800.6883716199</text:p>
          </table:table-cell>
          <table:table-cell office:value-type="float" office:value="45.2011915172171" calcext:value-type="float">
            <text:p>45.2011915172</text:p>
          </table:table-cell>
          <table:table-cell office:value-type="string" calcext:value-type="string">
            <text:p>[{'sigma': 2.5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55.35" calcext:value-type="float">
            <text:p>3555.35</text:p>
          </table:table-cell>
        </table:table-row>
        <table:table-row table:style-name="ro1">
          <table:table-cell table:number-columns-repeated="12"/>
          <table:table-cell office:value-type="float" office:value="94" calcext:value-type="float">
            <text:p>94</text:p>
          </table:table-cell>
          <table:table-cell office:value-type="float" office:value="772.075719988343" calcext:value-type="float">
            <text:p>772.0757199883</text:p>
          </table:table-cell>
          <table:table-cell office:value-type="float" office:value="44.8812088213856" calcext:value-type="float">
            <text:p>44.8812088214</text:p>
          </table:table-cell>
          <table:table-cell office:value-type="string" calcext:value-type="string">
            <text:p>[{'sigma': 1.6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085.2" calcext:value-type="float">
            <text:p>4085.2</text:p>
          </table:table-cell>
        </table:table-row>
        <table:table-row table:style-name="ro1">
          <table:table-cell table:number-columns-repeated="12"/>
          <table:table-cell office:value-type="float" office:value="106" calcext:value-type="float">
            <text:p>106</text:p>
          </table:table-cell>
          <table:table-cell office:value-type="float" office:value="748.033469604504" calcext:value-type="float">
            <text:p>748.0334696045</text:p>
          </table:table-cell>
          <table:table-cell office:value-type="float" office:value="44.7244143062551" calcext:value-type="float">
            <text:p>44.7244143063</text:p>
          </table:table-cell>
          <table:table-cell office:value-type="string" calcext:value-type="string">
            <text:p>[{'sigma': 1.6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744.6" calcext:value-type="float">
            <text:p>4744.6</text:p>
          </table:table-cell>
        </table:table-row>
        <table:table-row table:style-name="ro1">
          <table:table-cell table:number-columns-repeated="12"/>
          <table:table-cell office:value-type="float" office:value="101" calcext:value-type="float">
            <text:p>101</text:p>
          </table:table-cell>
          <table:table-cell office:value-type="float" office:value="796.784184556945" calcext:value-type="float">
            <text:p>796.7841845569</text:p>
          </table:table-cell>
          <table:table-cell office:value-type="float" office:value="44.6486310575954" calcext:value-type="float">
            <text:p>44.6486310576</text:p>
          </table:table-cell>
          <table:table-cell office:value-type="string" calcext:value-type="string">
            <text:p>[{'sigma': 2.5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16.45" calcext:value-type="float">
            <text:p>5016.45</text:p>
          </table:table-cell>
        </table:table-row>
        <table:table-row table:style-name="ro1">
          <table:table-cell table:number-columns-repeated="12"/>
          <table:table-cell office:value-type="float" office:value="107" calcext:value-type="float">
            <text:p>107</text:p>
          </table:table-cell>
          <table:table-cell office:value-type="float" office:value="739.922634908698" calcext:value-type="float">
            <text:p>739.9226349087</text:p>
          </table:table-cell>
          <table:table-cell office:value-type="float" office:value="44.1463671284022" calcext:value-type="float">
            <text:p>44.1463671284</text:p>
          </table:table-cell>
          <table:table-cell office:value-type="string" calcext:value-type="string">
            <text:p>[{'sigma': 2.5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64.05" calcext:value-type="float">
            <text:p>5164.0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table:formula="of:=SUM([.N2:.N164])/162" office:value-type="float" office:value="742.035986798345" calcext:value-type="float">
            <text:p>742.0359867983</text:p>
          </table:table-cell>
          <table:table-cell table:formula="of:=SUM([.O2:.O164])/162" office:value-type="float" office:value="71.4268415964015" calcext:value-type="float">
            <text:p>71.4268415964</text:p>
          </table:table-cell>
          <table:table-cell table:number-columns-repeated="2"/>
          <table:table-cell table:formula="of:=SUM([.R2:.R164])/162" office:value-type="float" office:value="4187.78641975309" calcext:value-type="float">
            <text:p>4187.7864197531</text:p>
          </table:table-cell>
        </table:table-row>
      </table:table>
      <table:named-expressions/>
      <table:database-ranges>
        <table:database-range table:name="__Anonymous_Sheet_DB__0" table:target-range-address="Sheet1.A1:Sheet1.R16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00/00/0000</text:date>, <text:time style:data-style-name="N2" text:time-value="20:39:43.328408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26:10.930069921</meta:creation-date>
    <dc:date>2019-11-09T22:18:51.024220540</dc:date>
    <meta:editing-duration>P1DT10H18M36S</meta:editing-duration>
    <meta:editing-cycles>9</meta:editing-cycles>
    <meta:generator>LibreOffice/5.1.6.2$Linux_X86_64 LibreOffice_project/10m0$Build-2</meta:generator>
    <meta:document-statistic meta:table-count="1" meta:cell-count="1975" meta:object-count="0"/>
  </office:meta>
</office:document-meta>
</file>